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1" style:family="table">
      <style:table-properties style:width="5.8125in" table:align="left"/>
    </style:style>
    <style:style style:name="Table11.A" style:family="table-column">
      <style:table-column-properties style:column-width="1.6472in"/>
    </style:style>
    <style:style style:name="Table11.B" style:family="table-column">
      <style:table-column-properties style:column-width="4.1653in"/>
    </style:style>
    <style:style style:name="Table11.A1" style:family="table-cell">
      <style:table-cell-properties style:vertical-align="middle" fo:padding="0.0194in" fo:border="none"/>
    </style:style>
    <style:style style:name="Table12" style:family="table">
      <style:table-properties style:width="5.316in" table:align="left"/>
    </style:style>
    <style:style style:name="Table12.A" style:family="table-column">
      <style:table-column-properties style:column-width="1.6472in"/>
    </style:style>
    <style:style style:name="Table12.B" style:family="table-column">
      <style:table-column-properties style:column-width="3.6688in"/>
    </style:style>
    <style:style style:name="Table12.A1" style:family="table-cell">
      <style:table-cell-properties style:vertical-align="middle" fo:padding="0.0194in" fo:border="none"/>
    </style:style>
    <style:style style:name="Table13" style:family="table">
      <style:table-properties style:width="5.525in" table:align="left"/>
    </style:style>
    <style:style style:name="Table13.A" style:family="table-column">
      <style:table-column-properties style:column-width="1.6472in"/>
    </style:style>
    <style:style style:name="Table13.B" style:family="table-column">
      <style:table-column-properties style:column-width="3.8778in"/>
    </style:style>
    <style:style style:name="Table13.A1" style:family="table-cell">
      <style:table-cell-properties style:vertical-align="middle" fo:padding="0.0194in" fo:border="none"/>
    </style:style>
    <style:style style:name="Table14" style:family="table">
      <style:table-properties style:width="5.8125in" table:align="left"/>
    </style:style>
    <style:style style:name="Table14.A" style:family="table-column">
      <style:table-column-properties style:column-width="1.6472in"/>
    </style:style>
    <style:style style:name="Table14.B" style:family="table-column">
      <style:table-column-properties style:column-width="4.1653in"/>
    </style:style>
    <style:style style:name="Table14.A1" style:family="table-cell">
      <style:table-cell-properties style:vertical-align="middle" fo:padding="0.0194in" fo:border="none"/>
    </style:style>
    <style:style style:name="Table15" style:family="table">
      <style:table-properties style:width="5.5285in" table:align="left"/>
    </style:style>
    <style:style style:name="Table15.A" style:family="table-column">
      <style:table-column-properties style:column-width="1.6472in"/>
    </style:style>
    <style:style style:name="Table15.B" style:family="table-column">
      <style:table-column-properties style:column-width="3.8813in"/>
    </style:style>
    <style:style style:name="Table15.A1" style:family="table-cell">
      <style:table-cell-properties style:vertical-align="middle" fo:padding="0.0194in" fo:border="none"/>
    </style:style>
    <style:style style:name="Table16" style:family="table">
      <style:table-properties style:width="5.641in" table:align="left"/>
    </style:style>
    <style:style style:name="Table16.A" style:family="table-column">
      <style:table-column-properties style:column-width="1.6472in"/>
    </style:style>
    <style:style style:name="Table16.B" style:family="table-column">
      <style:table-column-properties style:column-width="3.9938in"/>
    </style:style>
    <style:style style:name="Table16.A1" style:family="table-cell">
      <style:table-cell-properties style:vertical-align="middle" fo:padding="0.0194in" fo:border="none"/>
    </style:style>
    <style:style style:name="Table17" style:family="table">
      <style:table-properties style:width="6.6931in" fo:break-before="page" table:align="left"/>
    </style:style>
    <style:style style:name="Table17.A" style:family="table-column">
      <style:table-column-properties style:column-width="1.3625in"/>
    </style:style>
    <style:style style:name="Table17.B" style:family="table-column">
      <style:table-column-properties style:column-width="5.3306in"/>
    </style:style>
    <style:style style:name="Table17.A1" style:family="table-cell" style:data-style-name="N0">
      <style:table-cell-properties style:vertical-align="middle" fo:padding="0.0194in" fo:border="none"/>
    </style:style>
    <style:style style:name="Table17.B1" style:family="table-cell">
      <style:table-cell-properties style:vertical-align="middle" fo:padding="0.0194in" fo:border="none"/>
    </style:style>
    <style:style style:name="Table1" style:family="table">
      <style:table-properties style:width="5.5285in" table:align="left"/>
    </style:style>
    <style:style style:name="Table1.A" style:family="table-column">
      <style:table-column-properties style:column-width="1.6472in"/>
    </style:style>
    <style:style style:name="Table1.B" style:family="table-column">
      <style:table-column-properties style:column-width="3.8813in"/>
    </style:style>
    <style:style style:name="Table1.A1" style:family="table-cell">
      <style:table-cell-properties style:vertical-align="middle" fo:padding="0.0194in" fo:border="none"/>
    </style:style>
    <style:style style:name="Table2" style:family="table">
      <style:table-properties style:width="5.3743in" table:align="left"/>
    </style:style>
    <style:style style:name="Table2.A" style:family="table-column">
      <style:table-column-properties style:column-width="1.6472in"/>
    </style:style>
    <style:style style:name="Table2.B" style:family="table-column">
      <style:table-column-properties style:column-width="3.7271in"/>
    </style:style>
    <style:style style:name="Table2.A1" style:family="table-cell">
      <style:table-cell-properties style:vertical-align="middle" fo:padding="0.0194in" fo:border="none"/>
    </style:style>
    <style:style style:name="Table3" style:family="table">
      <style:table-properties style:width="6.3521in" table:align="left"/>
    </style:style>
    <style:style style:name="Table3.A" style:family="table-column">
      <style:table-column-properties style:column-width="1.6681in"/>
    </style:style>
    <style:style style:name="Table3.B" style:family="table-column">
      <style:table-column-properties style:column-width="4.684in"/>
    </style:style>
    <style:style style:name="Table3.A1" style:family="table-cell">
      <style:table-cell-properties style:vertical-align="middle" fo:padding="0.0194in" fo:border="none"/>
    </style:style>
    <style:style style:name="P1" style:family="paragraph" style:parent-style-name="Heading_20_3">
      <style:text-properties officeooo:paragraph-rsid="00128f4c"/>
    </style:style>
    <style:style style:name="P2" style:family="paragraph" style:parent-style-name="Heading_20_1">
      <style:text-properties officeooo:paragraph-rsid="00128f4c"/>
    </style:style>
    <style:style style:name="P3" style:family="paragraph" style:parent-style-name="Heading_20_1">
      <style:paragraph-properties fo:break-before="page"/>
      <style:text-properties officeooo:paragraph-rsid="00128f4c"/>
    </style:style>
    <style:style style:name="P4" style:family="paragraph" style:parent-style-name="Text_20_body">
      <style:text-properties officeooo:paragraph-rsid="00128f4c"/>
    </style:style>
    <style:style style:name="P5" style:family="paragraph" style:parent-style-name="Table_20_Heading">
      <style:text-properties officeooo:paragraph-rsid="00128f4c"/>
    </style:style>
    <style:style style:name="P6" style:family="paragraph" style:parent-style-name="Table_20_Contents">
      <style:text-properties officeooo:paragraph-rsid="00128f4c"/>
    </style:style>
    <style:style style:name="P7" style:family="paragraph" style:parent-style-name="Text_20_body">
      <style:text-properties officeooo:rsid="0010d0e2" officeooo:paragraph-rsid="00128f4c"/>
    </style:style>
    <style:style style:name="P8" style:family="paragraph" style:parent-style-name="Text_20_body">
      <style:text-properties officeooo:rsid="00151c19" officeooo:paragraph-rsid="00128f4c"/>
    </style:style>
    <style:style style:name="P9" style:family="paragraph" style:parent-style-name="Text_20_body">
      <style:text-properties officeooo:rsid="00166184" officeooo:paragraph-rsid="00166184"/>
    </style:style>
    <style:style style:name="P10" style:family="paragraph" style:parent-style-name="Text_20_body">
      <style:paragraph-properties fo:break-before="page"/>
      <style:text-properties officeooo:rsid="00151c19" officeooo:paragraph-rsid="00128f4c"/>
    </style:style>
    <style:style style:name="P11" style:family="paragraph" style:parent-style-name="Text_20_body">
      <style:paragraph-properties fo:break-before="page"/>
      <style:text-properties officeooo:rsid="00151c19" officeooo:paragraph-rsid="00171277"/>
    </style:style>
    <style:style style:name="P12" style:family="paragraph" style:parent-style-name="Table_20_Heading">
      <style:text-properties fo:font-size="2pt" style:font-size-asian="2pt" style:font-size-complex="2pt"/>
    </style:style>
    <style:style style:name="P13" style:family="paragraph" style:parent-style-name="Table_20_Heading">
      <style:text-properties fo:font-size="2pt" officeooo:rsid="001695dd" officeooo:paragraph-rsid="001695dd" style:font-size-asian="2pt" style:font-size-complex="2pt"/>
    </style:style>
    <style:style style:name="P14" style:family="paragraph" style:parent-style-name="Heading_20_1">
      <style:text-properties officeooo:rsid="001695dd" officeooo:paragraph-rsid="001695dd"/>
    </style:style>
    <style:style style:name="P15" style:family="paragraph" style:parent-style-name="Heading_20_1">
      <style:text-properties officeooo:rsid="00166184" officeooo:paragraph-rsid="00166184"/>
    </style:style>
    <style:style style:name="P16" style:family="paragraph" style:parent-style-name="Heading_20_1">
      <style:paragraph-properties fo:break-before="page"/>
      <style:text-properties officeooo:rsid="00151c19" officeooo:paragraph-rsid="00128f4c"/>
    </style:style>
    <style:style style:name="T1" style:family="text">
      <style:text-properties style:text-position="33% 80%"/>
    </style:style>
    <style:style style:name="T2" style:family="text">
      <style:text-properties fo:font-weight="bold"/>
    </style:style>
    <style:style style:name="T3" style:family="text">
      <style:text-properties officeooo:rsid="0010d0e2"/>
    </style:style>
    <style:style style:name="T4" style:family="text">
      <style:text-properties fo:font-style="italic"/>
    </style:style>
    <style:style style:name="T5" style:family="text">
      <style:text-properties officeooo:rsid="00128f4c"/>
    </style:style>
    <style:style style:name="T6" style:family="text">
      <style:text-properties officeooo:rsid="00130cd7"/>
    </style:style>
    <style:style style:name="T7" style:family="text">
      <style:text-properties officeooo:rsid="001695dd"/>
    </style:style>
    <style:style style:name="T8" style:family="text">
      <style:text-properties officeooo:rsid="00171277"/>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ummons (adjusted for augmented summon)</text:h>
      <text:h text:style-name="P2" text:outline-level="1"><text:span text:style-name="T7">1. lvl </text:span><text:span text:style-name="T3">WOLF</text:span></text:h>
      <table:table table:name="Table11" table:style-name="Table11">
        <table:table-column table:style-name="Table11.A"/>
        <table:table-column table:style-name="Table11.B"/>
        <table:table-row>
          <table:table-cell table:style-name="Table11.A1" office:value-type="string">
            <text:p text:style-name="P5"><text:a xlink:type="simple" xlink:href="http://www.dandwiki.com/wiki/SRD:Reading_Creature_Entries#Size_and_Type">Size/Type</text:a>: </text:p>
          </table:table-cell>
          <table:table-cell table:style-name="Table11.A1" office:value-type="string">
            <text:p text:style-name="P6">Medium <text:a xlink:type="simple" xlink:href="http://www.dandwiki.com/wiki/SRD:Animal_Type">Animal</text:a> </text:p>
          </table:table-cell>
        </table:table-row>
        <table:table-row>
          <table:table-cell table:style-name="Table11.A1" office:value-type="string">
            <text:p text:style-name="P5"><text:a xlink:type="simple" xlink:href="http://www.dandwiki.com/wiki/SRD:Reading_Creature_Entries#Hit_Dice">Hit Dice</text:a>: </text:p>
          </table:table-cell>
          <table:table-cell table:style-name="Table11.A1" office:value-type="string">
            <text:p text:style-name="P6">2d8+4 <text:span text:style-name="T5">+4</text:span>(1<text:span text:style-name="T5">7</text:span> hp) </text:p>
          </table:table-cell>
        </table:table-row>
        <table:table-row>
          <table:table-cell table:style-name="Table11.A1" office:value-type="string">
            <text:p text:style-name="P5"><text:a xlink:type="simple" xlink:href="http://www.dandwiki.com/wiki/SRD:Reading_Creature_Entries#Initiative">Initiative</text:a>: </text:p>
          </table:table-cell>
          <table:table-cell table:style-name="Table11.A1" office:value-type="string">
            <text:p text:style-name="P6">+2 </text:p>
          </table:table-cell>
        </table:table-row>
        <table:table-row>
          <table:table-cell table:style-name="Table11.A1" office:value-type="string">
            <text:p text:style-name="P5"><text:a xlink:type="simple" xlink:href="http://www.dandwiki.com/wiki/SRD:Reading_Creature_Entries#Speed">Speed</text:a>: </text:p>
          </table:table-cell>
          <table:table-cell table:style-name="Table11.A1" office:value-type="string">
            <text:p text:style-name="P6">50 ft. (10 squares) </text:p>
          </table:table-cell>
        </table:table-row>
        <table:table-row>
          <table:table-cell table:style-name="Table11.A1" office:value-type="string">
            <text:p text:style-name="P5"><text:a xlink:type="simple" xlink:href="http://www.dandwiki.com/wiki/SRD:Reading_Creature_Entries#Armor_Class">Armor Class</text:a>: </text:p>
          </table:table-cell>
          <table:table-cell table:style-name="Table11.A1" office:value-type="string">
            <text:p text:style-name="P6">14 (+2 <text:a xlink:type="simple" xlink:href="http://www.dandwiki.com/wiki/SRD:Dexterity">Dex</text:a>, +2 natural), touch 12, <text:a xlink:type="simple" xlink:href="http://www.dandwiki.com/wiki/SRD:Flat-Footed">flat-footed</text:a> 12 </text:p>
          </table:table-cell>
        </table:table-row>
        <table:table-row>
          <table:table-cell table:style-name="Table11.A1" office:value-type="string">
            <text:p text:style-name="P5"><text:a xlink:type="simple" xlink:href="http://www.dandwiki.com/wiki/SRD:Reading_Creature_Entries#Base_Attack.2FGrapple">Base Attack/Grapple</text:a>: </text:p>
          </table:table-cell>
          <table:table-cell table:style-name="Table11.A1" office:value-type="string">
            <text:p text:style-name="P6">+1/+<text:span text:style-name="T5">4</text:span></text:p>
          </table:table-cell>
        </table:table-row>
        <table:table-row>
          <table:table-cell table:style-name="Table11.A1" office:value-type="string">
            <text:p text:style-name="P5"><text:a xlink:type="simple" xlink:href="http://www.dandwiki.com/wiki/SRD:Reading_Creature_Entries#Attack">Attack</text:a>: </text:p>
          </table:table-cell>
          <table:table-cell table:style-name="Table11.A1" office:value-type="string">
            <text:p text:style-name="P6">Bite +<text:span text:style-name="T5">5</text:span> melee (1d6+<text:span text:style-name="T5">3</text:span>) </text:p>
          </table:table-cell>
        </table:table-row>
        <table:table-row>
          <table:table-cell table:style-name="Table11.A1" office:value-type="string">
            <text:p text:style-name="P5"><text:a xlink:type="simple" xlink:href="http://www.dandwiki.com/wiki/SRD:Reading_Creature_Entries#Full_Attack">Full Attack</text:a>: </text:p>
          </table:table-cell>
          <table:table-cell table:style-name="Table11.A1" office:value-type="string">
            <text:p text:style-name="P6">Bite +<text:span text:style-name="T5">5</text:span> melee (1d6<text:span text:style-name="T5">+3</text:span>) </text:p>
          </table:table-cell>
        </table:table-row>
        <table:table-row>
          <table:table-cell table:style-name="Table11.A1" office:value-type="string">
            <text:p text:style-name="P5"><text:a xlink:type="simple" xlink:href="http://www.dandwiki.com/wiki/SRD:Reading_Creature_Entries#Space.2FReach">Space/Reach</text:a>: </text:p>
          </table:table-cell>
          <table:table-cell table:style-name="Table11.A1" office:value-type="string">
            <text:p text:style-name="P6">5 ft./5 ft. </text:p>
          </table:table-cell>
        </table:table-row>
        <table:table-row>
          <table:table-cell table:style-name="Table11.A1" office:value-type="string">
            <text:p text:style-name="P5"><text:a xlink:type="simple" xlink:href="http://www.dandwiki.com/wiki/SRD:Reading_Creature_Entries#Special_Attacks_and_Special_Qualities">Special Attacks</text:a>: </text:p>
          </table:table-cell>
          <table:table-cell table:style-name="Table11.A1" office:value-type="string">
            <text:p text:style-name="P6"><text:a xlink:type="simple" xlink:href="http://www.dandwiki.com/wiki/SRD:Trip">Trip</text:a> </text:p>
          </table:table-cell>
        </table:table-row>
        <table:table-row>
          <table:table-cell table:style-name="Table11.A1" office:value-type="string">
            <text:p text:style-name="P5"><text:a xlink:type="simple" xlink:href="http://www.dandwiki.com/wiki/SRD:Reading_Creature_Entries#Special_Attacks_and_Special_Qualities">Special Qualities</text:a>: </text:p>
          </table:table-cell>
          <table:table-cell table:style-name="Table11.A1" office:value-type="string">
            <text:p text:style-name="P6"><text:a xlink:type="simple" xlink:href="http://www.dandwiki.com/wiki/SRD:Low-Light_Vision">Low-light vision</text:a>, <text:a xlink:type="simple" xlink:href="http://www.dandwiki.com/wiki/SRD:Scent">scent</text:a> </text:p>
          </table:table-cell>
        </table:table-row>
        <table:table-row>
          <table:table-cell table:style-name="Table11.A1" office:value-type="string">
            <text:p text:style-name="P5"><text:a xlink:type="simple" xlink:href="http://www.dandwiki.com/wiki/SRD:Reading_Creature_Entries#Saves">Saves</text:a>: </text:p>
          </table:table-cell>
          <table:table-cell table:style-name="Table11.A1" office:value-type="string">
            <text:p text:style-name="P6">Fort +<text:span text:style-name="T5">7</text:span>, Ref +5, Will +1 </text:p>
          </table:table-cell>
        </table:table-row>
        <table:table-row>
          <table:table-cell table:style-name="Table11.A1" office:value-type="string">
            <text:p text:style-name="P5"><text:a xlink:type="simple" xlink:href="http://www.dandwiki.com/wiki/SRD:Reading_Creature_Entries#Abilities">Abilities</text:a>: </text:p>
          </table:table-cell>
          <table:table-cell table:style-name="Table11.A1" office:value-type="string">
            <text:p text:style-name="P6"><text:a xlink:type="simple" xlink:href="http://www.dandwiki.com/wiki/SRD:Strength">Str</text:a> 1<text:span text:style-name="T5">7</text:span>, <text:a xlink:type="simple" xlink:href="http://www.dandwiki.com/wiki/SRD:Dexterity">Dex</text:a> 15, <text:a xlink:type="simple" xlink:href="http://www.dandwiki.com/wiki/SRD:Constitution">Con</text:a> 1<text:span text:style-name="T5">9</text:span>, <text:a xlink:type="simple" xlink:href="http://www.dandwiki.com/wiki/SRD:Intelligence">Int</text:a> 2, <text:a xlink:type="simple" xlink:href="http://www.dandwiki.com/wiki/SRD:Wisdom">Wis</text:a> 12, <text:a xlink:type="simple" xlink:href="http://www.dandwiki.com/wiki/SRD:Charisma">Cha</text:a> 6 </text:p>
          </table:table-cell>
        </table:table-row>
        <table:table-row>
          <table:table-cell table:style-name="Table11.A1" office:value-type="string">
            <text:p text:style-name="P5"><text:a xlink:type="simple" xlink:href="http://www.dandwiki.com/wiki/SRD:Reading_Creature_Entries#Skills">Skills</text:a>: </text:p>
          </table:table-cell>
          <table:table-cell table:style-name="Table11.A1" office:value-type="string">
            <text:p text:style-name="P6"><text:a xlink:type="simple" xlink:href="http://www.dandwiki.com/wiki/SRD:Hide_Skill">Hide</text:a> +2, <text:a xlink:type="simple" xlink:href="http://www.dandwiki.com/wiki/SRD:Listen_Skill">Listen</text:a> +3, <text:a xlink:type="simple" xlink:href="http://www.dandwiki.com/wiki/SRD:Move_Silently_Skill">Move Silently</text:a> +3, <text:a xlink:type="simple" xlink:href="http://www.dandwiki.com/wiki/SRD:Spot_Skill">Spot</text:a> +3, <text:a xlink:type="simple" xlink:href="http://www.dandwiki.com/wiki/SRD:Survival_Skill">Survival</text:a> +1* </text:p>
          </table:table-cell>
        </table:table-row>
        <table:table-row>
          <table:table-cell table:style-name="Table11.A1" office:value-type="string">
            <text:p text:style-name="P5"><text:a xlink:type="simple" xlink:href="http://www.dandwiki.com/wiki/SRD:Reading_Creature_Entries#Feats">Feats</text:a>: </text:p>
          </table:table-cell>
          <table:table-cell table:style-name="Table11.A1" office:value-type="string">
            <text:p text:style-name="P6"><text:a xlink:type="simple" xlink:href="http://www.dandwiki.com/wiki/SRD:Track">Track</text:a><text:span text:style-name="T1">B</text:span>, <text:a xlink:type="simple" xlink:href="http://www.dandwiki.com/wiki/SRD:Weapon_Focus">Weapon Focus</text:a> (bite) </text:p>
          </table:table-cell>
        </table:table-row>
        <table:table-row>
          <table:table-cell table:style-name="Table11.A1" office:value-type="string">
            <text:p text:style-name="P5"><text:a xlink:type="simple" xlink:href="http://www.dandwiki.com/wiki/SRD:Reading_Creature_Entries#Environment">Environment</text:a>: </text:p>
          </table:table-cell>
          <table:table-cell table:style-name="Table11.A1" office:value-type="string">
            <text:p text:style-name="P6">Temperate forests </text:p>
          </table:table-cell>
        </table:table-row>
        <table:table-row>
          <table:table-cell table:style-name="Table11.A1" office:value-type="string">
            <text:p text:style-name="P5"><text:a xlink:type="simple" xlink:href="http://www.dandwiki.com/wiki/SRD:Reading_Creature_Entries#Organization">Organization</text:a>: </text:p>
          </table:table-cell>
          <table:table-cell table:style-name="Table11.A1" office:value-type="string">
            <text:p text:style-name="P6">Solitary, pair, or pack (7–16) </text:p>
          </table:table-cell>
        </table:table-row>
        <table:table-row>
          <table:table-cell table:style-name="Table11.A1" office:value-type="string">
            <text:p text:style-name="P5"><text:a xlink:type="simple" xlink:href="http://www.dandwiki.com/wiki/SRD:Reading_Creature_Entries#Challenge_Rating">Challenge Rating</text:a>: </text:p>
          </table:table-cell>
          <table:table-cell table:style-name="Table11.A1" office:value-type="string">
            <text:p text:style-name="P6">1 </text:p>
          </table:table-cell>
        </table:table-row>
        <table:table-row>
          <table:table-cell table:style-name="Table11.A1" office:value-type="string">
            <text:p text:style-name="P5"><text:a xlink:type="simple" xlink:href="http://www.dandwiki.com/wiki/SRD:Reading_Creature_Entries#Treasure">Treasure</text:a>: </text:p>
          </table:table-cell>
          <table:table-cell table:style-name="Table11.A1" office:value-type="string">
            <text:p text:style-name="P6">None </text:p>
          </table:table-cell>
        </table:table-row>
        <table:table-row>
          <table:table-cell table:style-name="Table11.A1" office:value-type="string">
            <text:p text:style-name="P5"><text:a xlink:type="simple" xlink:href="http://www.dandwiki.com/wiki/SRD:Reading_Creature_Entries#Alignment">Alignment</text:a>: </text:p>
          </table:table-cell>
          <table:table-cell table:style-name="Table11.A1" office:value-type="string">
            <text:p text:style-name="P6"><text:a xlink:type="simple" xlink:href="http://www.dandwiki.com/wiki/SRD:Neutral">Always neutral</text:a> </text:p>
          </table:table-cell>
        </table:table-row>
        <table:table-row>
          <table:table-cell table:style-name="Table11.A1" office:value-type="string">
            <text:p text:style-name="P5"><text:a xlink:type="simple" xlink:href="http://www.dandwiki.com/wiki/SRD:Reading_Creature_Entries#Advancement">Advancement</text:a>: </text:p>
          </table:table-cell>
          <table:table-cell table:style-name="Table11.A1" office:value-type="string">
            <text:p text:style-name="P6">3 <text:a xlink:type="simple" xlink:href="http://www.dandwiki.com/wiki/SRD:Hit_Dice">HD</text:a> (Medium); 4–6 <text:a xlink:type="simple" xlink:href="http://www.dandwiki.com/wiki/SRD:Hit_Dice">HD</text:a> (Large) </text:p>
          </table:table-cell>
        </table:table-row>
        <table:table-row>
          <table:table-cell table:style-name="Table11.A1" office:value-type="string">
            <text:p text:style-name="P5"><text:a xlink:type="simple" xlink:href="http://www.dandwiki.com/wiki/SRD:Reading_Creature_Entries#Level_Adjustment">Level Adjustment</text:a>: </text:p>
          </table:table-cell>
          <table:table-cell table:style-name="Table11.A1" office:value-type="string">
            <text:p text:style-name="P6">— </text:p>
          </table:table-cell>
        </table:table-row>
      </table:table>
      <text:p text:style-name="P4">Wolves are pack hunters known for their persistence and cunning. </text:p>
      <text:h text:style-name="P1" text:outline-level="3"><text:bookmark text:name="COMBAT6"/>COMBAT</text:h>
      <text:p text:style-name="P4">A favorite tactic is to send a few individuals against the foe’s front while the rest of the pack circles and attacks from the flanks or rear. </text:p>
      <text:p text:style-name="P4"><text:a xlink:type="simple" xlink:href="http://www.dandwiki.com/wiki/SRD:Trip"><text:span text:style-name="T2">Trip</text:span></text:a><text:span text:style-name="T2"> (</text:span><text:a xlink:type="simple" xlink:href="http://www.dandwiki.com/wiki/SRD:Ex"><text:span text:style-name="T2">Ex</text:span></text:a><text:span text:style-name="T2">):</text:span> A wolf that hits with a bite attack can attempt to <text:a xlink:type="simple" xlink:href="http://www.dandwiki.com/wiki/SRD:Trip">trip</text:a> the opponent (+<text:span text:style-name="T6">3</text:span> check modifier) as a <text:a xlink:type="simple" xlink:href="http://www.dandwiki.com/wiki/SRD:Free_Actions">free action</text:a> without making a <text:a xlink:type="simple" xlink:href="http://www.dandwiki.com/wiki/SRD:Touch_Attack">touch attack</text:a> or provoking an <text:a xlink:type="simple" xlink:href="http://www.dandwiki.com/wiki/SRD:Attacks_of_Opportunity">attack of opportunity</text:a>. If the attempt fails, the opponent cannot react to <text:a xlink:type="simple" xlink:href="http://www.dandwiki.com/wiki/SRD:Trip">trip</text:a> the wolf. </text:p>
      <text:p text:style-name="P4"><text:a xlink:type="simple" xlink:href="http://www.dandwiki.com/wiki/SRD:Skills_%28Creature_Statistic%29"><text:span text:style-name="T2">Skills:</text:span></text:a> *Wolves have a +4 racial bonus on <text:a xlink:type="simple" xlink:href="http://www.dandwiki.com/wiki/SRD:Survival_Skill">Survival</text:a> checks when tracking by <text:a xlink:type="simple" xlink:href="http://www.dandwiki.com/wiki/SRD:Scent">scent</text:a>. </text:p>
      <text:p text:style-name="P7"/>
      <text:h text:style-name="P3" text:outline-level="1"><text:bookmark text:name="CROCODILE1"/><text:span text:style-name="T7">2.lvl </text:span><text:span text:style-name="T3">CROCODILE</text:span></text:h>
      <table:table table:name="Table12" table:style-name="Table12">
        <table:table-column table:style-name="Table12.A"/>
        <table:table-column table:style-name="Table12.B"/>
        <table:table-row>
          <table:table-cell table:style-name="Table12.A1" office:value-type="string">
            <text:p text:style-name="P5"><text:a xlink:type="simple" xlink:href="http://www.dandwiki.com/wiki/SRD:Reading_Creature_Entries#Size_and_Type">Size/Type</text:a>: </text:p>
          </table:table-cell>
          <table:table-cell table:style-name="Table12.A1" office:value-type="string">
            <text:p text:style-name="P6">Medium <text:a xlink:type="simple" xlink:href="http://www.dandwiki.com/wiki/SRD:Animal_Type">Animal</text:a> </text:p>
          </table:table-cell>
        </table:table-row>
        <table:table-row>
          <table:table-cell table:style-name="Table12.A1" office:value-type="string">
            <text:p text:style-name="P5"><text:a xlink:type="simple" xlink:href="http://www.dandwiki.com/wiki/SRD:Reading_Creature_Entries#Hit_Dice">Hit Dice</text:a>: </text:p>
          </table:table-cell>
          <table:table-cell table:style-name="Table12.A1" office:value-type="string">
            <text:p text:style-name="P6">3d8+9<text:span text:style-name="T5">+6</text:span> (2<text:span text:style-name="T5">8</text:span> hp) </text:p>
          </table:table-cell>
        </table:table-row>
        <table:table-row>
          <table:table-cell table:style-name="Table12.A1" office:value-type="string">
            <text:p text:style-name="P5"><text:a xlink:type="simple" xlink:href="http://www.dandwiki.com/wiki/SRD:Reading_Creature_Entries#Initiative">Initiative</text:a>: </text:p>
          </table:table-cell>
          <table:table-cell table:style-name="Table12.A1" office:value-type="string">
            <text:p text:style-name="P6">+1 </text:p>
          </table:table-cell>
        </table:table-row>
        <table:table-row>
          <table:table-cell table:style-name="Table12.A1" office:value-type="string">
            <text:p text:style-name="P5"><text:a xlink:type="simple" xlink:href="http://www.dandwiki.com/wiki/SRD:Reading_Creature_Entries#Speed">Speed</text:a>: </text:p>
          </table:table-cell>
          <table:table-cell table:style-name="Table12.A1" office:value-type="string">
            <text:p text:style-name="P6">20 ft. (4 squares), swim 30 ft. </text:p>
          </table:table-cell>
        </table:table-row>
        <table:table-row>
          <table:table-cell table:style-name="Table12.A1" office:value-type="string">
            <text:p text:style-name="P5"><text:a xlink:type="simple" xlink:href="http://www.dandwiki.com/wiki/SRD:Reading_Creature_Entries#Armor_Class">Armor Class</text:a>: </text:p>
          </table:table-cell>
          <table:table-cell table:style-name="Table12.A1" office:value-type="string">
            <text:p text:style-name="P6">15 (+1 <text:a xlink:type="simple" xlink:href="http://www.dandwiki.com/wiki/SRD:Dexterity">Dex</text:a>, +4 natural), touch 11, <text:a xlink:type="simple" xlink:href="http://www.dandwiki.com/wiki/SRD:Flat-Footed">flat-footed</text:a> 14 </text:p>
          </table:table-cell>
        </table:table-row>
        <table:table-row>
          <table:table-cell table:style-name="Table12.A1" office:value-type="string">
            <text:p text:style-name="P5"><text:a xlink:type="simple" xlink:href="http://www.dandwiki.com/wiki/SRD:Reading_Creature_Entries#Base_Attack.2FGrapple">Base Attack/Grapple</text:a>: </text:p>
          </table:table-cell>
          <table:table-cell table:style-name="Table12.A1" office:value-type="string">
            <text:p text:style-name="P6">+2/+<text:span text:style-name="T5">8</text:span></text:p>
          </table:table-cell>
        </table:table-row>
        <table:table-row>
          <table:table-cell table:style-name="Table12.A1" office:value-type="string">
            <text:p text:style-name="P5"><text:a xlink:type="simple" xlink:href="http://www.dandwiki.com/wiki/SRD:Reading_Creature_Entries#Attack">Attack</text:a>: </text:p>
          </table:table-cell>
          <table:table-cell table:style-name="Table12.A1" office:value-type="string">
            <text:p text:style-name="P6">Bite +<text:span text:style-name="T5">8</text:span> melee (1d8+<text:span text:style-name="T5">8</text:span>) or tail slap +<text:span text:style-name="T5">8</text:span> melee (1d12+<text:span text:style-name="T5">8</text:span>) </text:p>
          </table:table-cell>
        </table:table-row>
        <table:table-row>
          <table:table-cell table:style-name="Table12.A1" office:value-type="string">
            <text:p text:style-name="P5"><text:a xlink:type="simple" xlink:href="http://www.dandwiki.com/wiki/SRD:Reading_Creature_Entries#Full_Attack">Full Attack</text:a>: </text:p>
          </table:table-cell>
          <table:table-cell table:style-name="Table12.A1" office:value-type="string">
            <text:p text:style-name="P6">Bite +<text:span text:style-name="T5">8</text:span> melee (1d8+<text:span text:style-name="T5">8</text:span>) or tail slap +<text:span text:style-name="T5">8</text:span> melee (1d12+<text:span text:style-name="T5">8</text:span>) </text:p>
          </table:table-cell>
        </table:table-row>
        <table:table-row>
          <table:table-cell table:style-name="Table12.A1" office:value-type="string">
            <text:p text:style-name="P5"><text:a xlink:type="simple" xlink:href="http://www.dandwiki.com/wiki/SRD:Reading_Creature_Entries#Space.2FReach">Space/Reach</text:a>: </text:p>
          </table:table-cell>
          <table:table-cell table:style-name="Table12.A1" office:value-type="string">
            <text:p text:style-name="P6">5 ft./5 ft. </text:p>
          </table:table-cell>
        </table:table-row>
        <table:table-row>
          <table:table-cell table:style-name="Table12.A1" office:value-type="string">
            <text:p text:style-name="P5"><text:a xlink:type="simple" xlink:href="http://www.dandwiki.com/wiki/SRD:Reading_Creature_Entries#Special_Attacks_and_Special_Qualities">Special Attacks</text:a>: </text:p>
          </table:table-cell>
          <table:table-cell table:style-name="Table12.A1" office:value-type="string">
            <text:p text:style-name="P6"><text:a xlink:type="simple" xlink:href="http://www.dandwiki.com/wiki/SRD:Improved_Grab">Improved grab</text:a> </text:p>
          </table:table-cell>
        </table:table-row>
        <table:table-row>
          <table:table-cell table:style-name="Table12.A1" office:value-type="string">
            <text:p text:style-name="P5"><text:a xlink:type="simple" xlink:href="http://www.dandwiki.com/wiki/SRD:Reading_Creature_Entries#Special_Attacks_and_Special_Qualities">Special Qualities</text:a>: </text:p>
          </table:table-cell>
          <table:table-cell table:style-name="Table12.A1" office:value-type="string">
            <text:p text:style-name="P6">Hold breath, <text:a xlink:type="simple" xlink:href="http://www.dandwiki.com/wiki/SRD:Low-Light_Vision">low-light vision</text:a> </text:p>
          </table:table-cell>
        </table:table-row>
        <table:table-row>
          <table:table-cell table:style-name="Table12.A1" office:value-type="string">
            <text:p text:style-name="P5"><text:a xlink:type="simple" xlink:href="http://www.dandwiki.com/wiki/SRD:Reading_Creature_Entries#Saves">Saves</text:a>: </text:p>
          </table:table-cell>
          <table:table-cell table:style-name="Table12.A1" office:value-type="string">
            <text:p text:style-name="P6">Fort +<text:span text:style-name="T5">8,</text:span> Ref +4, Will +2 </text:p>
          </table:table-cell>
        </table:table-row>
        <table:table-row>
          <table:table-cell table:style-name="Table12.A1" office:value-type="string">
            <text:p text:style-name="P5"><text:a xlink:type="simple" xlink:href="http://www.dandwiki.com/wiki/SRD:Reading_Creature_Entries#Abilities">Abilities</text:a>: </text:p>
          </table:table-cell>
          <table:table-cell table:style-name="Table12.A1" office:value-type="string">
            <text:p text:style-name="P6"><text:a xlink:type="simple" xlink:href="http://www.dandwiki.com/wiki/SRD:Strength">Str</text:a> <text:span text:style-name="T5">23</text:span>, <text:a xlink:type="simple" xlink:href="http://www.dandwiki.com/wiki/SRD:Dexterity">Dex</text:a> 12, <text:a xlink:type="simple" xlink:href="http://www.dandwiki.com/wiki/SRD:Constitution">Con</text:a> <text:span text:style-name="T5">21</text:span>, <text:a xlink:type="simple" xlink:href="http://www.dandwiki.com/wiki/SRD:Intelligence">Int</text:a> 1, <text:a xlink:type="simple" xlink:href="http://www.dandwiki.com/wiki/SRD:Wisdom">Wis</text:a> 12, <text:a xlink:type="simple" xlink:href="http://www.dandwiki.com/wiki/SRD:Charisma">Cha</text:a> 2 </text:p>
          </table:table-cell>
        </table:table-row>
        <table:table-row>
          <table:table-cell table:style-name="Table12.A1" office:value-type="string">
            <text:p text:style-name="P5"><text:a xlink:type="simple" xlink:href="http://www.dandwiki.com/wiki/SRD:Reading_Creature_Entries#Skills">Skills</text:a>: </text:p>
          </table:table-cell>
          <table:table-cell table:style-name="Table12.A1" office:value-type="string">
            <text:p text:style-name="P6"><text:a xlink:type="simple" xlink:href="http://www.dandwiki.com/wiki/SRD:Hide_Skill">Hide</text:a> +7*, <text:a xlink:type="simple" xlink:href="http://www.dandwiki.com/wiki/SRD:Listen_Skill">Listen</text:a> +4, <text:a xlink:type="simple" xlink:href="http://www.dandwiki.com/wiki/SRD:Spot_Skill">Spot</text:a> +4, <text:a xlink:type="simple" xlink:href="http://www.dandwiki.com/wiki/SRD:Swim_Skill">Swim</text:a> +12 </text:p>
          </table:table-cell>
        </table:table-row>
        <table:table-row>
          <table:table-cell table:style-name="Table12.A1" office:value-type="string">
            <text:p text:style-name="P5"><text:a xlink:type="simple" xlink:href="http://www.dandwiki.com/wiki/SRD:Reading_Creature_Entries#Feats">Feats</text:a>: </text:p>
          </table:table-cell>
          <table:table-cell table:style-name="Table12.A1" office:value-type="string">
            <text:p text:style-name="P6"><text:a xlink:type="simple" xlink:href="http://www.dandwiki.com/wiki/SRD:Alertness">Alertness</text:a>, <text:a xlink:type="simple" xlink:href="http://www.dandwiki.com/wiki/SRD:Skill_Focus">Skill Focus</text:a> (<text:a xlink:type="simple" xlink:href="http://www.dandwiki.com/wiki/SRD:Hide_Skill">Hide</text:a>) </text:p>
          </table:table-cell>
        </table:table-row>
        <table:table-row>
          <table:table-cell table:style-name="Table12.A1" office:value-type="string">
            <text:p text:style-name="P5"><text:a xlink:type="simple" xlink:href="http://www.dandwiki.com/wiki/SRD:Reading_Creature_Entries#Environment">Environment</text:a>: </text:p>
          </table:table-cell>
          <table:table-cell table:style-name="Table12.A1" office:value-type="string">
            <text:p text:style-name="P6">Warm marshes </text:p>
          </table:table-cell>
        </table:table-row>
        <table:table-row>
          <table:table-cell table:style-name="Table12.A1" office:value-type="string">
            <text:p text:style-name="P5"><text:a xlink:type="simple" xlink:href="http://www.dandwiki.com/wiki/SRD:Reading_Creature_Entries#Organization">Organization</text:a>: </text:p>
          </table:table-cell>
          <table:table-cell table:style-name="Table12.A1" office:value-type="string">
            <text:p text:style-name="P6">Solitary or colony (6–11) </text:p>
          </table:table-cell>
        </table:table-row>
        <table:table-row>
          <table:table-cell table:style-name="Table12.A1" office:value-type="string">
            <text:p text:style-name="P5"><text:a xlink:type="simple" xlink:href="http://www.dandwiki.com/wiki/SRD:Reading_Creature_Entries#Challenge_Rating">Challenge Rating</text:a>: </text:p>
          </table:table-cell>
          <table:table-cell table:style-name="Table12.A1" office:value-type="string">
            <text:p text:style-name="P6">2 </text:p>
          </table:table-cell>
        </table:table-row>
        <table:table-row>
          <table:table-cell table:style-name="Table12.A1" office:value-type="string">
            <text:p text:style-name="P5"><text:a xlink:type="simple" xlink:href="http://www.dandwiki.com/wiki/SRD:Reading_Creature_Entries#Treasure">Treasure</text:a>: </text:p>
          </table:table-cell>
          <table:table-cell table:style-name="Table12.A1" office:value-type="string">
            <text:p text:style-name="P6">None </text:p>
          </table:table-cell>
        </table:table-row>
        <table:table-row>
          <table:table-cell table:style-name="Table12.A1" office:value-type="string">
            <text:p text:style-name="P5"><text:a xlink:type="simple" xlink:href="http://www.dandwiki.com/wiki/SRD:Reading_Creature_Entries#Alignment">Alignment</text:a>: </text:p>
          </table:table-cell>
          <table:table-cell table:style-name="Table12.A1" office:value-type="string">
            <text:p text:style-name="P6"><text:a xlink:type="simple" xlink:href="http://www.dandwiki.com/wiki/SRD:Neutral">Always neutral</text:a> </text:p>
          </table:table-cell>
        </table:table-row>
        <table:table-row>
          <table:table-cell table:style-name="Table12.A1" office:value-type="string">
            <text:p text:style-name="P5"><text:a xlink:type="simple" xlink:href="http://www.dandwiki.com/wiki/SRD:Reading_Creature_Entries#Advancement">Advancement</text:a>: </text:p>
          </table:table-cell>
          <table:table-cell table:style-name="Table12.A1" office:value-type="string">
            <text:p text:style-name="P6">4–5 <text:a xlink:type="simple" xlink:href="http://www.dandwiki.com/wiki/SRD:Hit_Dice">HD</text:a> (Medium) </text:p>
          </table:table-cell>
        </table:table-row>
        <table:table-row>
          <table:table-cell table:style-name="Table12.A1" office:value-type="string">
            <text:p text:style-name="P5"><text:a xlink:type="simple" xlink:href="http://www.dandwiki.com/wiki/SRD:Reading_Creature_Entries#Level_Adjustment">Level Adjustment</text:a>: </text:p>
          </table:table-cell>
          <table:table-cell table:style-name="Table12.A1" office:value-type="string">
            <text:p text:style-name="P6">— </text:p>
          </table:table-cell>
        </table:table-row>
      </table:table>
      <text:p text:style-name="P4">Crocodiles are aggressive predators 11 to 12 feet long. They lie mostly submerged in rivers or marshes, with only their eyes and nostrils showing, waiting for prey to come within reach. </text:p>
      <text:h text:style-name="P1" text:outline-level="3"><text:bookmark text:name="COMBAT11"/>COMBAT</text:h>
      <text:p text:style-name="P4"><text:a xlink:type="simple" xlink:href="http://www.dandwiki.com/wiki/SRD:Improved_Grab"><text:span text:style-name="T2">Improved Grab</text:span></text:a><text:span text:style-name="T2"> (</text:span><text:a xlink:type="simple" xlink:href="http://www.dandwiki.com/wiki/SRD:Ex"><text:span text:style-name="T2">Ex</text:span></text:a><text:span text:style-name="T2">):</text:span> To use this ability, a crocodile must hit with its bite attack. It can then attempt to start a <text:a xlink:type="simple" xlink:href="http://www.dandwiki.com/wiki/SRD:Grapple">grapple</text:a> as a <text:a xlink:type="simple" xlink:href="http://www.dandwiki.com/wiki/SRD:Free_Actions">free action</text:a> without provoking an <text:a xlink:type="simple" xlink:href="http://www.dandwiki.com/wiki/SRD:Attacks_of_Opportunity">attack of opportunity</text:a>. If it wins the <text:a xlink:type="simple" xlink:href="http://www.dandwiki.com/wiki/SRD:Grapple">grapple check</text:a>, the crocodile establishes a hold on the opponent with its mouth and drags it into deep water, attempting to pin it to the bottom. </text:p>
      <text:p text:style-name="P4"><text:span text:style-name="T2">Hold Breath (</text:span><text:a xlink:type="simple" xlink:href="http://www.dandwiki.com/wiki/SRD:Ex"><text:span text:style-name="T2">Ex</text:span></text:a><text:span text:style-name="T2">):</text:span> A crocodile can hold its breath for a number of rounds equal to 4 x its <text:a xlink:type="simple" xlink:href="http://www.dandwiki.com/wiki/SRD:Constitution">Constitution</text:a> score before it risks drowning. </text:p>
      <text:p text:style-name="P4"><text:a xlink:type="simple" xlink:href="http://www.dandwiki.com/wiki/SRD:Skills_%28Creature_Statistic%29"><text:span text:style-name="T2">Skills:</text:span></text:a> A crocodile has a +8 racial bonus on any <text:a xlink:type="simple" xlink:href="http://www.dandwiki.com/wiki/SRD:Swim_Skill">Swim</text:a> check to perform some special action or avoid a hazard. It can always choose to take 10 on a <text:a xlink:type="simple" xlink:href="http://www.dandwiki.com/wiki/SRD:Swim_Skill">Swim</text:a> check, even if distracted or endangered. It can use the run action while swimming, provided it swims in a straight line. </text:p>
      <text:p text:style-name="P4">*A crocodile gains a +4 racial bonus on <text:a xlink:type="simple" xlink:href="http://www.dandwiki.com/wiki/SRD:Hide_Skill">Hide</text:a> checks when in the water. Further, a crocodile can lie in the water with only its eyes and nostrils showing, gaining a +10 <text:a xlink:type="simple" xlink:href="http://www.dandwiki.com/wiki/SRD:Cover">cover</text:a> bonus on <text:a xlink:type="simple" xlink:href="http://www.dandwiki.com/wiki/SRD:Hide_Skill">Hide</text:a> checks. </text:p>
      <text:p text:style-name="P7"/>
      <text:h text:style-name="P3" text:outline-level="1"><text:bookmark text:name="HIPPOGRIFF1"/><text:span text:style-name="T7">2.lvl </text:span><text:span text:style-name="T3">HIPPOGRIFF</text:span></text:h>
      <table:table table:name="Table13" table:style-name="Table13">
        <table:table-column table:style-name="Table13.A"/>
        <table:table-column table:style-name="Table13.B"/>
        <table:table-row>
          <table:table-cell table:style-name="Table13.A1" office:value-type="string">
            <text:p text:style-name="P5"><text:a xlink:type="simple" xlink:href="http://www.dandwiki.com/wiki/SRD:Reading_Creature_Entries#Size_and_Type">Size/Type</text:a>: </text:p>
          </table:table-cell>
          <table:table-cell table:style-name="Table13.A1" office:value-type="string">
            <text:p text:style-name="P6">Large <text:a xlink:type="simple" xlink:href="http://www.dandwiki.com/wiki/SRD:Magical_Beast_Type">Magical Beast</text:a> </text:p>
          </table:table-cell>
        </table:table-row>
        <table:table-row>
          <table:table-cell table:style-name="Table13.A1" office:value-type="string">
            <text:p text:style-name="P5"><text:a xlink:type="simple" xlink:href="http://www.dandwiki.com/wiki/SRD:Reading_Creature_Entries#Hit_Dice">Hit Dice</text:a>: </text:p>
          </table:table-cell>
          <table:table-cell table:style-name="Table13.A1" office:value-type="string">
            <text:p text:style-name="P6">3d10+9<text:span text:style-name="T5">+6</text:span> (<text:span text:style-name="T5">31</text:span> hp) </text:p>
          </table:table-cell>
        </table:table-row>
        <table:table-row>
          <table:table-cell table:style-name="Table13.A1" office:value-type="string">
            <text:p text:style-name="P5"><text:a xlink:type="simple" xlink:href="http://www.dandwiki.com/wiki/SRD:Reading_Creature_Entries#Initiative">Initiative</text:a>: </text:p>
          </table:table-cell>
          <table:table-cell table:style-name="Table13.A1" office:value-type="string">
            <text:p text:style-name="P6">+2 </text:p>
          </table:table-cell>
        </table:table-row>
        <table:table-row>
          <table:table-cell table:style-name="Table13.A1" office:value-type="string">
            <text:p text:style-name="P5"><text:a xlink:type="simple" xlink:href="http://www.dandwiki.com/wiki/SRD:Reading_Creature_Entries#Speed">Speed</text:a>: </text:p>
          </table:table-cell>
          <table:table-cell table:style-name="Table13.A1" office:value-type="string">
            <text:p text:style-name="P6">50 ft. (10 squares), fly 100 ft. (average) </text:p>
          </table:table-cell>
        </table:table-row>
        <table:table-row>
          <table:table-cell table:style-name="Table13.A1" office:value-type="string">
            <text:p text:style-name="P5"><text:a xlink:type="simple" xlink:href="http://www.dandwiki.com/wiki/SRD:Reading_Creature_Entries#Armor_Class">Armor Class</text:a>: </text:p>
          </table:table-cell>
          <table:table-cell table:style-name="Table13.A1" office:value-type="string">
            <text:p text:style-name="P6">15 (–1 size, +2 <text:a xlink:type="simple" xlink:href="http://www.dandwiki.com/wiki/SRD:Dexterity">Dex</text:a>, +4 natural), touch 11, <text:a xlink:type="simple" xlink:href="http://www.dandwiki.com/wiki/SRD:Flat-Footed">flat-footed</text:a> 13 </text:p>
          </table:table-cell>
        </table:table-row>
        <table:table-row>
          <table:table-cell table:style-name="Table13.A1" office:value-type="string">
            <text:p text:style-name="P5"><text:a xlink:type="simple" xlink:href="http://www.dandwiki.com/wiki/SRD:Reading_Creature_Entries#Base_Attack.2FGrapple">Base Attack/Grapple</text:a>: </text:p>
          </table:table-cell>
          <table:table-cell table:style-name="Table13.A1" office:value-type="string">
            <text:p text:style-name="P6">+3/+1<text:span text:style-name="T5">3</text:span></text:p>
          </table:table-cell>
        </table:table-row>
        <table:table-row>
          <table:table-cell table:style-name="Table13.A1" office:value-type="string">
            <text:p text:style-name="P5"><text:a xlink:type="simple" xlink:href="http://www.dandwiki.com/wiki/SRD:Reading_Creature_Entries#Attack">Attack</text:a>: </text:p>
          </table:table-cell>
          <table:table-cell table:style-name="Table13.A1" office:value-type="string">
            <text:p text:style-name="P6">Claw +<text:span text:style-name="T5">8</text:span> melee (1d4+<text:span text:style-name="T5">6</text:span>) </text:p>
          </table:table-cell>
        </table:table-row>
        <table:table-row>
          <table:table-cell table:style-name="Table13.A1" office:value-type="string">
            <text:p text:style-name="P5"><text:a xlink:type="simple" xlink:href="http://www.dandwiki.com/wiki/SRD:Reading_Creature_Entries#Full_Attack">Full Attack</text:a>: </text:p>
          </table:table-cell>
          <table:table-cell table:style-name="Table13.A1" office:value-type="string">
            <text:p text:style-name="P6">2 claws +<text:span text:style-name="T5">8</text:span> melee (1d4+<text:span text:style-name="T5">6</text:span>) and bite +<text:span text:style-name="T5">3</text:span> melee (1d8+<text:span text:style-name="T5">4</text:span>) </text:p>
          </table:table-cell>
        </table:table-row>
        <table:table-row>
          <table:table-cell table:style-name="Table13.A1" office:value-type="string">
            <text:p text:style-name="P5"><text:a xlink:type="simple" xlink:href="http://www.dandwiki.com/wiki/SRD:Reading_Creature_Entries#Space.2FReach">Space/Reach</text:a>: </text:p>
          </table:table-cell>
          <table:table-cell table:style-name="Table13.A1" office:value-type="string">
            <text:p text:style-name="P6">10 ft./5 ft. </text:p>
          </table:table-cell>
        </table:table-row>
        <table:table-row>
          <table:table-cell table:style-name="Table13.A1" office:value-type="string">
            <text:p text:style-name="P5"><text:a xlink:type="simple" xlink:href="http://www.dandwiki.com/wiki/SRD:Reading_Creature_Entries#Special_Attacks_and_Special_Qualities">Special Attacks</text:a>: </text:p>
          </table:table-cell>
          <table:table-cell table:style-name="Table13.A1" office:value-type="string">
            <text:p text:style-name="P6">— </text:p>
          </table:table-cell>
        </table:table-row>
        <table:table-row>
          <table:table-cell table:style-name="Table13.A1" office:value-type="string">
            <text:p text:style-name="P5"><text:a xlink:type="simple" xlink:href="http://www.dandwiki.com/wiki/SRD:Reading_Creature_Entries#Special_Attacks_and_Special_Qualities">Special Qualities</text:a>: </text:p>
          </table:table-cell>
          <table:table-cell table:style-name="Table13.A1" office:value-type="string">
            <text:p text:style-name="P6"><text:a xlink:type="simple" xlink:href="http://www.dandwiki.com/wiki/SRD:Darkvision">Darkvision</text:a> 60 ft., <text:a xlink:type="simple" xlink:href="http://www.dandwiki.com/wiki/SRD:Low-Light_Vision">low-light vision</text:a>, <text:a xlink:type="simple" xlink:href="http://www.dandwiki.com/wiki/SRD:Scent">scent</text:a> </text:p>
          </table:table-cell>
        </table:table-row>
        <table:table-row>
          <table:table-cell table:style-name="Table13.A1" office:value-type="string">
            <text:p text:style-name="P5"><text:a xlink:type="simple" xlink:href="http://www.dandwiki.com/wiki/SRD:Reading_Creature_Entries#Saves">Saves</text:a>: </text:p>
          </table:table-cell>
          <table:table-cell table:style-name="Table13.A1" office:value-type="string">
            <text:p text:style-name="P6">Fort +<text:span text:style-name="T5">8</text:span>, Ref +5, Will +2 </text:p>
          </table:table-cell>
        </table:table-row>
        <table:table-row>
          <table:table-cell table:style-name="Table13.A1" office:value-type="string">
            <text:p text:style-name="P5"><text:a xlink:type="simple" xlink:href="http://www.dandwiki.com/wiki/SRD:Reading_Creature_Entries#Abilities">Abilities</text:a>: </text:p>
          </table:table-cell>
          <table:table-cell table:style-name="Table13.A1" office:value-type="string">
            <text:p text:style-name="P6"><text:a xlink:type="simple" xlink:href="http://www.dandwiki.com/wiki/SRD:Strength">Str</text:a> <text:span text:style-name="T5">24</text:span>, <text:a xlink:type="simple" xlink:href="http://www.dandwiki.com/wiki/SRD:Dexterity">Dex</text:a> 15, <text:a xlink:type="simple" xlink:href="http://www.dandwiki.com/wiki/SRD:Constitution">Con</text:a> <text:span text:style-name="T5">20</text:span>, <text:a xlink:type="simple" xlink:href="http://www.dandwiki.com/wiki/SRD:Intelligence">Int</text:a> 2, <text:a xlink:type="simple" xlink:href="http://www.dandwiki.com/wiki/SRD:Wisdom">Wis</text:a> 13, <text:a xlink:type="simple" xlink:href="http://www.dandwiki.com/wiki/SRD:Charisma">Cha</text:a> 8 </text:p>
          </table:table-cell>
        </table:table-row>
        <table:table-row>
          <table:table-cell table:style-name="Table13.A1" office:value-type="string">
            <text:p text:style-name="P5"><text:a xlink:type="simple" xlink:href="http://www.dandwiki.com/wiki/SRD:Reading_Creature_Entries#Skills">Skills</text:a>: </text:p>
          </table:table-cell>
          <table:table-cell table:style-name="Table13.A1" office:value-type="string">
            <text:p text:style-name="P6"><text:a xlink:type="simple" xlink:href="http://www.dandwiki.com/wiki/SRD:Listen_Skill">Listen</text:a> +4, <text:a xlink:type="simple" xlink:href="http://www.dandwiki.com/wiki/SRD:Spot_Skill">Spot</text:a> +8 </text:p>
          </table:table-cell>
        </table:table-row>
        <table:table-row>
          <table:table-cell table:style-name="Table13.A1" office:value-type="string">
            <text:p text:style-name="P5"><text:a xlink:type="simple" xlink:href="http://www.dandwiki.com/wiki/SRD:Reading_Creature_Entries#Feats">Feats</text:a>: </text:p>
          </table:table-cell>
          <table:table-cell table:style-name="Table13.A1" office:value-type="string">
            <text:p text:style-name="P6"><text:a xlink:type="simple" xlink:href="http://www.dandwiki.com/wiki/SRD:Dodge">Dodge</text:a>, <text:a xlink:type="simple" xlink:href="http://www.dandwiki.com/wiki/SRD:Wingover">Wingover</text:a> </text:p>
          </table:table-cell>
        </table:table-row>
        <table:table-row>
          <table:table-cell table:style-name="Table13.A1" office:value-type="string">
            <text:p text:style-name="P5"><text:a xlink:type="simple" xlink:href="http://www.dandwiki.com/wiki/SRD:Reading_Creature_Entries#Environment">Environment</text:a>: </text:p>
          </table:table-cell>
          <table:table-cell table:style-name="Table13.A1" office:value-type="string">
            <text:p text:style-name="P6">Temperate hills </text:p>
          </table:table-cell>
        </table:table-row>
        <table:table-row>
          <table:table-cell table:style-name="Table13.A1" office:value-type="string">
            <text:p text:style-name="P5"><text:a xlink:type="simple" xlink:href="http://www.dandwiki.com/wiki/SRD:Reading_Creature_Entries#Organization">Organization</text:a>: </text:p>
          </table:table-cell>
          <table:table-cell table:style-name="Table13.A1" office:value-type="string">
            <text:p text:style-name="P6">Solitary, pair, or <text:a xlink:type="simple" xlink:href="http://www.dandwiki.com/wiki/SRD:Flight">flight</text:a> (7–12) </text:p>
          </table:table-cell>
        </table:table-row>
        <table:table-row>
          <table:table-cell table:style-name="Table13.A1" office:value-type="string">
            <text:p text:style-name="P5"><text:a xlink:type="simple" xlink:href="http://www.dandwiki.com/wiki/SRD:Reading_Creature_Entries#Challenge_Rating">Challenge Rating</text:a>: </text:p>
          </table:table-cell>
          <table:table-cell table:style-name="Table13.A1" office:value-type="string">
            <text:p text:style-name="P6">2 </text:p>
          </table:table-cell>
        </table:table-row>
        <table:table-row>
          <table:table-cell table:style-name="Table13.A1" office:value-type="string">
            <text:p text:style-name="P5"><text:a xlink:type="simple" xlink:href="http://www.dandwiki.com/wiki/SRD:Reading_Creature_Entries#Treasure">Treasure</text:a>: </text:p>
          </table:table-cell>
          <table:table-cell table:style-name="Table13.A1" office:value-type="string">
            <text:p text:style-name="P6">None </text:p>
          </table:table-cell>
        </table:table-row>
        <table:table-row>
          <table:table-cell table:style-name="Table13.A1" office:value-type="string">
            <text:p text:style-name="P5"><text:a xlink:type="simple" xlink:href="http://www.dandwiki.com/wiki/SRD:Reading_Creature_Entries#Alignment">Alignment</text:a>: </text:p>
          </table:table-cell>
          <table:table-cell table:style-name="Table13.A1" office:value-type="string">
            <text:p text:style-name="P6"><text:a xlink:type="simple" xlink:href="http://www.dandwiki.com/wiki/SRD:Neutral">Always neutral</text:a> </text:p>
          </table:table-cell>
        </table:table-row>
        <table:table-row>
          <table:table-cell table:style-name="Table13.A1" office:value-type="string">
            <text:p text:style-name="P5"><text:a xlink:type="simple" xlink:href="http://www.dandwiki.com/wiki/SRD:Reading_Creature_Entries#Advancement">Advancement</text:a>: </text:p>
          </table:table-cell>
          <table:table-cell table:style-name="Table13.A1" office:value-type="string">
            <text:p text:style-name="P6">4–6 <text:a xlink:type="simple" xlink:href="http://www.dandwiki.com/wiki/SRD:Hit_Dice">HD</text:a> (Large); 7–9 <text:a xlink:type="simple" xlink:href="http://www.dandwiki.com/wiki/SRD:Hit_Dice">HD</text:a> (Huge) </text:p>
          </table:table-cell>
        </table:table-row>
        <table:table-row>
          <table:table-cell table:style-name="Table13.A1" office:value-type="string">
            <text:p text:style-name="P5"><text:a xlink:type="simple" xlink:href="http://www.dandwiki.com/wiki/SRD:Reading_Creature_Entries#Level_Adjustment">Level Adjustment</text:a>: </text:p>
          </table:table-cell>
          <table:table-cell table:style-name="Table13.A1" office:value-type="string">
            <text:p text:style-name="P6">— </text:p>
          </table:table-cell>
        </table:table-row>
      </table:table>
      <text:p text:style-name="P4">Hippogriffs are aggressive flying creatures that combine features of horses and <text:a xlink:type="simple" xlink:href="http://www.dandwiki.com/wiki/SRD:Giant_Type">giant</text:a> eagles. Voracious omnivores, hippogriffs will hunt <text:a xlink:type="simple" xlink:href="http://www.dandwiki.com/wiki/SRD:Humanoid_Type">humanoids</text:a> as readily as any other meal. A typical hippogriff is 9 feet long, has a wingspan of 20 feet, and weighs 1,000 pounds. </text:p>
      <text:h text:style-name="P1" text:outline-level="3"><text:bookmark text:name="COMBAT21"/>COMBAT</text:h>
      <text:p text:style-name="P4">Hippogriffs dive at their prey and strike with their clawed forelegs. When they cannot dive, they slash with claws and beak. Mated pairs and <text:a xlink:type="simple" xlink:href="http://www.dandwiki.com/wiki/SRD:Flight">flights</text:a> of these creatures attack in concert, diving repeatedly to drive away or kill intruders. Hippogriffs fight to the death to defend their nests and their hatchlings, which are prized as aerial mounts and fetch a handsome price in many civilized areas. </text:p>
      <text:p text:style-name="P4"><text:a xlink:type="simple" xlink:href="http://www.dandwiki.com/wiki/SRD:Skills_%28Creature_Statistic%29"><text:span text:style-name="T2">Skills:</text:span></text:a> Hippogriffs have a +4 racial bonus on <text:a xlink:type="simple" xlink:href="http://www.dandwiki.com/wiki/SRD:Spot_Skill">Spot</text:a> checks. </text:p>
      <text:p text:style-name="P7"/>
      <text:h text:style-name="P3" text:outline-level="1"><text:bookmark text:name="DIRE_WOLF1"/><text:span text:style-name="T7">3.lvl </text:span><text:span text:style-name="T3">DIRE WOLF</text:span></text:h>
      <table:table table:name="Table14" table:style-name="Table14">
        <table:table-column table:style-name="Table14.A"/>
        <table:table-column table:style-name="Table14.B"/>
        <table:table-row>
          <table:table-cell table:style-name="Table14.A1" office:value-type="string">
            <text:p text:style-name="P5"><text:a xlink:type="simple" xlink:href="http://www.dandwiki.com/wiki/SRD:Reading_Creature_Entries#Size_and_Type">Size/Type</text:a>: </text:p>
          </table:table-cell>
          <table:table-cell table:style-name="Table14.A1" office:value-type="string">
            <text:p text:style-name="P6">Large <text:a xlink:type="simple" xlink:href="http://www.dandwiki.com/wiki/SRD:Animal_Type">Animal</text:a> </text:p>
          </table:table-cell>
        </table:table-row>
        <table:table-row>
          <table:table-cell table:style-name="Table14.A1" office:value-type="string">
            <text:p text:style-name="P5"><text:a xlink:type="simple" xlink:href="http://www.dandwiki.com/wiki/SRD:Reading_Creature_Entries#Hit_Dice">Hit Dice</text:a>: </text:p>
          </table:table-cell>
          <table:table-cell table:style-name="Table14.A1" office:value-type="string">
            <text:p text:style-name="P6">6d8+18<text:span text:style-name="T5">+12</text:span> (<text:span text:style-name="T5">57</text:span> hp) </text:p>
          </table:table-cell>
        </table:table-row>
        <table:table-row>
          <table:table-cell table:style-name="Table14.A1" office:value-type="string">
            <text:p text:style-name="P5"><text:a xlink:type="simple" xlink:href="http://www.dandwiki.com/wiki/SRD:Reading_Creature_Entries#Initiative">Initiative</text:a>: </text:p>
          </table:table-cell>
          <table:table-cell table:style-name="Table14.A1" office:value-type="string">
            <text:p text:style-name="P6">+2 </text:p>
          </table:table-cell>
        </table:table-row>
        <table:table-row>
          <table:table-cell table:style-name="Table14.A1" office:value-type="string">
            <text:p text:style-name="P5"><text:a xlink:type="simple" xlink:href="http://www.dandwiki.com/wiki/SRD:Reading_Creature_Entries#Speed">Speed</text:a>: </text:p>
          </table:table-cell>
          <table:table-cell table:style-name="Table14.A1" office:value-type="string">
            <text:p text:style-name="P6">50 ft. (10 squares) </text:p>
          </table:table-cell>
        </table:table-row>
        <table:table-row>
          <table:table-cell table:style-name="Table14.A1" office:value-type="string">
            <text:p text:style-name="P5"><text:a xlink:type="simple" xlink:href="http://www.dandwiki.com/wiki/SRD:Reading_Creature_Entries#Armor_Class">Armor Class</text:a>: </text:p>
          </table:table-cell>
          <table:table-cell table:style-name="Table14.A1" office:value-type="string">
            <text:p text:style-name="P6">14 (–1 size, +2 <text:a xlink:type="simple" xlink:href="http://www.dandwiki.com/wiki/SRD:Dexterity">Dex</text:a>, +3 natural), touch 11, <text:a xlink:type="simple" xlink:href="http://www.dandwiki.com/wiki/SRD:Flat-Footed">flat-footed</text:a> 12 </text:p>
          </table:table-cell>
        </table:table-row>
        <table:table-row>
          <table:table-cell table:style-name="Table14.A1" office:value-type="string">
            <text:p text:style-name="P5"><text:a xlink:type="simple" xlink:href="http://www.dandwiki.com/wiki/SRD:Reading_Creature_Entries#Base_Attack.2FGrapple">Base Attack/Grapple</text:a>: </text:p>
          </table:table-cell>
          <table:table-cell table:style-name="Table14.A1" office:value-type="string">
            <text:p text:style-name="P6">+4/+1<text:span text:style-name="T5">7</text:span></text:p>
          </table:table-cell>
        </table:table-row>
        <table:table-row>
          <table:table-cell table:style-name="Table14.A1" office:value-type="string">
            <text:p text:style-name="P5"><text:a xlink:type="simple" xlink:href="http://www.dandwiki.com/wiki/SRD:Reading_Creature_Entries#Attack">Attack</text:a>: </text:p>
          </table:table-cell>
          <table:table-cell table:style-name="Table14.A1" office:value-type="string">
            <text:p text:style-name="P6">Bite +1<text:span text:style-name="T5">3</text:span> melee (1d8+1<text:span text:style-name="T5">2</text:span>) </text:p>
          </table:table-cell>
        </table:table-row>
        <table:table-row>
          <table:table-cell table:style-name="Table14.A1" office:value-type="string">
            <text:p text:style-name="P5"><text:a xlink:type="simple" xlink:href="http://www.dandwiki.com/wiki/SRD:Reading_Creature_Entries#Full_Attack">Full Attack</text:a>: </text:p>
          </table:table-cell>
          <table:table-cell table:style-name="Table14.A1" office:value-type="string">
            <text:p text:style-name="P6">Bite +1<text:span text:style-name="T5">3</text:span> melee (1d8+1<text:span text:style-name="T5">2</text:span>) </text:p>
          </table:table-cell>
        </table:table-row>
        <table:table-row>
          <table:table-cell table:style-name="Table14.A1" office:value-type="string">
            <text:p text:style-name="P5"><text:a xlink:type="simple" xlink:href="http://www.dandwiki.com/wiki/SRD:Reading_Creature_Entries#Space.2FReach">Space/Reach</text:a>: </text:p>
          </table:table-cell>
          <table:table-cell table:style-name="Table14.A1" office:value-type="string">
            <text:p text:style-name="P6">10 ft./5 ft. </text:p>
          </table:table-cell>
        </table:table-row>
        <table:table-row>
          <table:table-cell table:style-name="Table14.A1" office:value-type="string">
            <text:p text:style-name="P5"><text:a xlink:type="simple" xlink:href="http://www.dandwiki.com/wiki/SRD:Reading_Creature_Entries#Special_Attacks_and_Special_Qualities">Special Attacks</text:a>: </text:p>
          </table:table-cell>
          <table:table-cell table:style-name="Table14.A1" office:value-type="string">
            <text:p text:style-name="P6">Trip </text:p>
          </table:table-cell>
        </table:table-row>
        <table:table-row>
          <table:table-cell table:style-name="Table14.A1" office:value-type="string">
            <text:p text:style-name="P5"><text:a xlink:type="simple" xlink:href="http://www.dandwiki.com/wiki/SRD:Reading_Creature_Entries#Special_Attacks_and_Special_Qualities">Special Qualities</text:a>: </text:p>
          </table:table-cell>
          <table:table-cell table:style-name="Table14.A1" office:value-type="string">
            <text:p text:style-name="P6"><text:a xlink:type="simple" xlink:href="http://www.dandwiki.com/wiki/SRD:Low-Light_Vision">Low-light vision</text:a>, <text:a xlink:type="simple" xlink:href="http://www.dandwiki.com/wiki/SRD:Scent">scent</text:a> </text:p>
          </table:table-cell>
        </table:table-row>
        <table:table-row>
          <table:table-cell table:style-name="Table14.A1" office:value-type="string">
            <text:p text:style-name="P5"><text:a xlink:type="simple" xlink:href="http://www.dandwiki.com/wiki/SRD:Reading_Creature_Entries#Saves">Saves</text:a>: </text:p>
          </table:table-cell>
          <table:table-cell table:style-name="Table14.A1" office:value-type="string">
            <text:p text:style-name="P6">Fort +<text:span text:style-name="T5">10</text:span>, Ref +7, Will +6 </text:p>
          </table:table-cell>
        </table:table-row>
        <table:table-row>
          <table:table-cell table:style-name="Table14.A1" office:value-type="string">
            <text:p text:style-name="P5"><text:a xlink:type="simple" xlink:href="http://www.dandwiki.com/wiki/SRD:Reading_Creature_Entries#Abilities">Abilities</text:a>: </text:p>
          </table:table-cell>
          <table:table-cell table:style-name="Table14.A1" office:value-type="string">
            <text:p text:style-name="P6"><text:a xlink:type="simple" xlink:href="http://www.dandwiki.com/wiki/SRD:Strength">Str</text:a> 2<text:span text:style-name="T5">9</text:span>, <text:a xlink:type="simple" xlink:href="http://www.dandwiki.com/wiki/SRD:Dexterity">Dex</text:a> 15, <text:a xlink:type="simple" xlink:href="http://www.dandwiki.com/wiki/SRD:Constitution">Con</text:a> <text:span text:style-name="T5">21</text:span>, <text:a xlink:type="simple" xlink:href="http://www.dandwiki.com/wiki/SRD:Intelligence">Int</text:a> 2, <text:a xlink:type="simple" xlink:href="http://www.dandwiki.com/wiki/SRD:Wisdom">Wis</text:a> 12, <text:a xlink:type="simple" xlink:href="http://www.dandwiki.com/wiki/SRD:Charisma">Cha</text:a> 10 </text:p>
          </table:table-cell>
        </table:table-row>
        <table:table-row>
          <table:table-cell table:style-name="Table14.A1" office:value-type="string">
            <text:p text:style-name="P5"><text:a xlink:type="simple" xlink:href="http://www.dandwiki.com/wiki/SRD:Reading_Creature_Entries#Skills">Skills</text:a>: </text:p>
          </table:table-cell>
          <table:table-cell table:style-name="Table14.A1" office:value-type="string">
            <text:p text:style-name="P6"><text:a xlink:type="simple" xlink:href="http://www.dandwiki.com/wiki/SRD:Hide_Skill">Hide</text:a> +0, <text:a xlink:type="simple" xlink:href="http://www.dandwiki.com/wiki/SRD:Listen_Skill">Listen</text:a> +7, <text:a xlink:type="simple" xlink:href="http://www.dandwiki.com/wiki/SRD:Move_Silently_Skill">Move Silently</text:a> +4, <text:a xlink:type="simple" xlink:href="http://www.dandwiki.com/wiki/SRD:Spot_Skill">Spot</text:a> +7, <text:a xlink:type="simple" xlink:href="http://www.dandwiki.com/wiki/SRD:Survival_Skill">Survival</text:a> +2* </text:p>
          </table:table-cell>
        </table:table-row>
        <table:table-row>
          <table:table-cell table:style-name="Table14.A1" office:value-type="string">
            <text:p text:style-name="P5"><text:a xlink:type="simple" xlink:href="http://www.dandwiki.com/wiki/SRD:Reading_Creature_Entries#Feats">Feats</text:a>: </text:p>
          </table:table-cell>
          <table:table-cell table:style-name="Table14.A1" office:value-type="string">
            <text:p text:style-name="P6"><text:a xlink:type="simple" xlink:href="http://www.dandwiki.com/wiki/SRD:Alertness">Alertness</text:a>, <text:a xlink:type="simple" xlink:href="http://www.dandwiki.com/wiki/SRD:Run">Run</text:a>, <text:a xlink:type="simple" xlink:href="http://www.dandwiki.com/wiki/SRD:Track">Track</text:a><text:span text:style-name="T1">B</text:span>, <text:a xlink:type="simple" xlink:href="http://www.dandwiki.com/wiki/SRD:Weapon_Focus">Weapon Focus</text:a> (bite) </text:p>
          </table:table-cell>
        </table:table-row>
        <table:table-row>
          <table:table-cell table:style-name="Table14.A1" office:value-type="string">
            <text:p text:style-name="P5"><text:a xlink:type="simple" xlink:href="http://www.dandwiki.com/wiki/SRD:Reading_Creature_Entries#Environment">Environment</text:a>: </text:p>
          </table:table-cell>
          <table:table-cell table:style-name="Table14.A1" office:value-type="string">
            <text:p text:style-name="P6">Temperate forests </text:p>
          </table:table-cell>
        </table:table-row>
        <table:table-row>
          <table:table-cell table:style-name="Table14.A1" office:value-type="string">
            <text:p text:style-name="P5"><text:a xlink:type="simple" xlink:href="http://www.dandwiki.com/wiki/SRD:Reading_Creature_Entries#Organization">Organization</text:a>: </text:p>
          </table:table-cell>
          <table:table-cell table:style-name="Table14.A1" office:value-type="string">
            <text:p text:style-name="P6">Solitary or pack (5–8) </text:p>
          </table:table-cell>
        </table:table-row>
        <table:table-row>
          <table:table-cell table:style-name="Table14.A1" office:value-type="string">
            <text:p text:style-name="P5"><text:a xlink:type="simple" xlink:href="http://www.dandwiki.com/wiki/SRD:Reading_Creature_Entries#Challenge_Rating">Challenge Rating</text:a>: </text:p>
          </table:table-cell>
          <table:table-cell table:style-name="Table14.A1" office:value-type="string">
            <text:p text:style-name="P6">3 </text:p>
          </table:table-cell>
        </table:table-row>
        <table:table-row>
          <table:table-cell table:style-name="Table14.A1" office:value-type="string">
            <text:p text:style-name="P5"><text:a xlink:type="simple" xlink:href="http://www.dandwiki.com/wiki/SRD:Reading_Creature_Entries#Treasure">Treasure</text:a>: </text:p>
          </table:table-cell>
          <table:table-cell table:style-name="Table14.A1" office:value-type="string">
            <text:p text:style-name="P6">None </text:p>
          </table:table-cell>
        </table:table-row>
        <table:table-row>
          <table:table-cell table:style-name="Table14.A1" office:value-type="string">
            <text:p text:style-name="P5"><text:a xlink:type="simple" xlink:href="http://www.dandwiki.com/wiki/SRD:Reading_Creature_Entries#Alignment">Alignment</text:a>: </text:p>
          </table:table-cell>
          <table:table-cell table:style-name="Table14.A1" office:value-type="string">
            <text:p text:style-name="P6"><text:a xlink:type="simple" xlink:href="http://www.dandwiki.com/wiki/SRD:Neutral">Always neutral</text:a> </text:p>
          </table:table-cell>
        </table:table-row>
        <table:table-row>
          <table:table-cell table:style-name="Table14.A1" office:value-type="string">
            <text:p text:style-name="P5"><text:a xlink:type="simple" xlink:href="http://www.dandwiki.com/wiki/SRD:Reading_Creature_Entries#Advancement">Advancement</text:a>: </text:p>
          </table:table-cell>
          <table:table-cell table:style-name="Table14.A1" office:value-type="string">
            <text:p text:style-name="P6">7–18 <text:a xlink:type="simple" xlink:href="http://www.dandwiki.com/wiki/SRD:Hit_Dice">HD</text:a> (Large) </text:p>
          </table:table-cell>
        </table:table-row>
        <table:table-row>
          <table:table-cell table:style-name="Table14.A1" office:value-type="string">
            <text:p text:style-name="P5"><text:a xlink:type="simple" xlink:href="http://www.dandwiki.com/wiki/SRD:Reading_Creature_Entries#Level_Adjustment">Level Adjustment</text:a>: </text:p>
          </table:table-cell>
          <table:table-cell table:style-name="Table14.A1" office:value-type="string">
            <text:p text:style-name="P6">— </text:p>
          </table:table-cell>
        </table:table-row>
      </table:table>
      <text:p text:style-name="P4">Dire wolves are efficient pack hunters that will kill anything they can catch. </text:p>
      <text:p text:style-name="P4">Dire wolves are mottled gray or black, about 9 feet long and weighing some 800 pounds. </text:p>
      <text:h text:style-name="P1" text:outline-level="3"><text:bookmark text:name="COMBAT31"/>COMBAT</text:h>
      <text:p text:style-name="P4">Dire wolves prefer to attack in packs, surrounding and flanking a foe when they can. </text:p>
      <text:p text:style-name="P4"><text:span text:style-name="T2">Trip (</text:span><text:a xlink:type="simple" xlink:href="http://www.dandwiki.com/wiki/SRD:Ex"><text:span text:style-name="T2">Ex</text:span></text:a><text:span text:style-name="T2">):</text:span> A dire wolf that hits with a bite attack can attempt to trip its opponent (+1<text:span text:style-name="T6">3</text:span> check modifier) as a <text:a xlink:type="simple" xlink:href="http://www.dandwiki.com/wiki/SRD:Free_Actions">free action</text:a> without making a <text:a xlink:type="simple" xlink:href="http://www.dandwiki.com/wiki/SRD:Touch_Attack">touch attack</text:a> or provoking an <text:a xlink:type="simple" xlink:href="http://www.dandwiki.com/wiki/SRD:Attacks_of_Opportunity">attack of opportunity</text:a>. If the attempt fails, the opponent cannot react to trip the dire wolf. </text:p>
      <text:p text:style-name="P4"><text:a xlink:type="simple" xlink:href="http://www.dandwiki.com/wiki/SRD:Skills_%28Creature_Statistic%29"><text:span text:style-name="T2">Skills:</text:span></text:a> A dire wolf has a +2 racial bonus on <text:a xlink:type="simple" xlink:href="http://www.dandwiki.com/wiki/SRD:Hide_Skill">Hide</text:a>, <text:a xlink:type="simple" xlink:href="http://www.dandwiki.com/wiki/SRD:Listen_Skill">Listen</text:a>, <text:a xlink:type="simple" xlink:href="http://www.dandwiki.com/wiki/SRD:Move_Silently_Skill">Move Silently</text:a>, and <text:a xlink:type="simple" xlink:href="http://www.dandwiki.com/wiki/SRD:Spot_Skill">Spot</text:a> checks. </text:p>
      <text:p text:style-name="P4">*It also has a +4 racial bonus on <text:a xlink:type="simple" xlink:href="http://www.dandwiki.com/wiki/SRD:Survival_Skill">Survival</text:a> checks when tracking by <text:a xlink:type="simple" xlink:href="http://www.dandwiki.com/wiki/SRD:Scent">scent</text:a>. </text:p>
      <text:p text:style-name="P7"/>
      <text:h text:style-name="P3" text:outline-level="1"><text:bookmark text:name="BEAR.2C_BROWN1"/><text:span text:style-name="T7">4.lvl </text:span><text:span text:style-name="T3">BEAR, BROWN</text:span></text:h>
      <table:table table:name="Table15" table:style-name="Table15">
        <table:table-column table:style-name="Table15.A"/>
        <table:table-column table:style-name="Table15.B"/>
        <table:table-row>
          <table:table-cell table:style-name="Table15.A1" office:value-type="string">
            <text:p text:style-name="P5"><text:a xlink:type="simple" xlink:href="http://www.dandwiki.com/wiki/SRD:Reading_Creature_Entries#Size_and_Type">Size/Type</text:a>: </text:p>
          </table:table-cell>
          <table:table-cell table:style-name="Table15.A1" office:value-type="string">
            <text:p text:style-name="P6">Large <text:a xlink:type="simple" xlink:href="http://www.dandwiki.com/wiki/SRD:Animal_Type">Animal</text:a> </text:p>
          </table:table-cell>
        </table:table-row>
        <table:table-row>
          <table:table-cell table:style-name="Table15.A1" office:value-type="string">
            <text:p text:style-name="P5"><text:a xlink:type="simple" xlink:href="http://www.dandwiki.com/wiki/SRD:Reading_Creature_Entries#Hit_Dice">Hit Dice</text:a>: </text:p>
          </table:table-cell>
          <table:table-cell table:style-name="Table15.A1" office:value-type="string">
            <text:p text:style-name="P6">6d8+24 <text:span text:style-name="T5">+12</text:span> (<text:span text:style-name="T5">63</text:span> hp) </text:p>
          </table:table-cell>
        </table:table-row>
        <table:table-row>
          <table:table-cell table:style-name="Table15.A1" office:value-type="string">
            <text:p text:style-name="P5"><text:a xlink:type="simple" xlink:href="http://www.dandwiki.com/wiki/SRD:Reading_Creature_Entries#Initiative">Initiative</text:a>: </text:p>
          </table:table-cell>
          <table:table-cell table:style-name="Table15.A1" office:value-type="string">
            <text:p text:style-name="P6">+1 </text:p>
          </table:table-cell>
        </table:table-row>
        <table:table-row>
          <table:table-cell table:style-name="Table15.A1" office:value-type="string">
            <text:p text:style-name="P5"><text:a xlink:type="simple" xlink:href="http://www.dandwiki.com/wiki/SRD:Reading_Creature_Entries#Speed">Speed</text:a>: </text:p>
          </table:table-cell>
          <table:table-cell table:style-name="Table15.A1" office:value-type="string">
            <text:p text:style-name="P6">40 ft. (8 squares) </text:p>
          </table:table-cell>
        </table:table-row>
        <table:table-row>
          <table:table-cell table:style-name="Table15.A1" office:value-type="string">
            <text:p text:style-name="P5"><text:a xlink:type="simple" xlink:href="http://www.dandwiki.com/wiki/SRD:Reading_Creature_Entries#Armor_Class">Armor Class</text:a>: </text:p>
          </table:table-cell>
          <table:table-cell table:style-name="Table15.A1" office:value-type="string">
            <text:p text:style-name="P6">15 (–1 size, +1 <text:a xlink:type="simple" xlink:href="http://www.dandwiki.com/wiki/SRD:Dexterity">Dex</text:a>, +5 natural), touch 10, <text:a xlink:type="simple" xlink:href="http://www.dandwiki.com/wiki/SRD:Flat-Footed">flat-footed</text:a> 14 </text:p>
          </table:table-cell>
        </table:table-row>
        <table:table-row>
          <table:table-cell table:style-name="Table15.A1" office:value-type="string">
            <text:p text:style-name="P5"><text:a xlink:type="simple" xlink:href="http://www.dandwiki.com/wiki/SRD:Reading_Creature_Entries#Base_Attack.2FGrapple">Base Attack/Grapple</text:a>: </text:p>
          </table:table-cell>
          <table:table-cell table:style-name="Table15.A1" office:value-type="string">
            <text:p text:style-name="P6">+4/+1<text:span text:style-name="T5">8</text:span></text:p>
          </table:table-cell>
        </table:table-row>
        <table:table-row>
          <table:table-cell table:style-name="Table15.A1" office:value-type="string">
            <text:p text:style-name="P5"><text:a xlink:type="simple" xlink:href="http://www.dandwiki.com/wiki/SRD:Reading_Creature_Entries#Attack">Attack</text:a>: </text:p>
          </table:table-cell>
          <table:table-cell table:style-name="Table15.A1" office:value-type="string">
            <text:p text:style-name="P6">Claw +1<text:span text:style-name="T5">3</text:span> melee (1d8+<text:span text:style-name="T5">10</text:span>) </text:p>
          </table:table-cell>
        </table:table-row>
        <table:table-row>
          <table:table-cell table:style-name="Table15.A1" office:value-type="string">
            <text:p text:style-name="P5"><text:a xlink:type="simple" xlink:href="http://www.dandwiki.com/wiki/SRD:Reading_Creature_Entries#Full_Attack">Full Attack</text:a>: </text:p>
          </table:table-cell>
          <table:table-cell table:style-name="Table15.A1" office:value-type="string">
            <text:p text:style-name="P6">2 claws +1<text:span text:style-name="T5">3</text:span> melee (1d8+<text:span text:style-name="T5">10</text:span>) and bite +6 melee (2d6+<text:span text:style-name="T5">6</text:span>) </text:p>
          </table:table-cell>
        </table:table-row>
        <table:table-row>
          <table:table-cell table:style-name="Table15.A1" office:value-type="string">
            <text:p text:style-name="P5"><text:a xlink:type="simple" xlink:href="http://www.dandwiki.com/wiki/SRD:Reading_Creature_Entries#Space.2FReach">Space/Reach</text:a>: </text:p>
          </table:table-cell>
          <table:table-cell table:style-name="Table15.A1" office:value-type="string">
            <text:p text:style-name="P6">10 ft./5 ft. </text:p>
          </table:table-cell>
        </table:table-row>
        <table:table-row>
          <table:table-cell table:style-name="Table15.A1" office:value-type="string">
            <text:p text:style-name="P5"><text:a xlink:type="simple" xlink:href="http://www.dandwiki.com/wiki/SRD:Reading_Creature_Entries#Special_Attacks_and_Special_Qualities">Special Attacks</text:a>: </text:p>
          </table:table-cell>
          <table:table-cell table:style-name="Table15.A1" office:value-type="string">
            <text:p text:style-name="P6"><text:a xlink:type="simple" xlink:href="http://www.dandwiki.com/wiki/SRD:Improved_Grab">Improved grab</text:a> </text:p>
          </table:table-cell>
        </table:table-row>
        <table:table-row>
          <table:table-cell table:style-name="Table15.A1" office:value-type="string">
            <text:p text:style-name="P5"><text:a xlink:type="simple" xlink:href="http://www.dandwiki.com/wiki/SRD:Reading_Creature_Entries#Special_Attacks_and_Special_Qualities">Special Qualities</text:a>: </text:p>
          </table:table-cell>
          <table:table-cell table:style-name="Table15.A1" office:value-type="string">
            <text:p text:style-name="P6"><text:a xlink:type="simple" xlink:href="http://www.dandwiki.com/wiki/SRD:Low-Light_Vision">Low-light vision</text:a>, <text:a xlink:type="simple" xlink:href="http://www.dandwiki.com/wiki/SRD:Scent">scent</text:a> </text:p>
          </table:table-cell>
        </table:table-row>
        <table:table-row>
          <table:table-cell table:style-name="Table15.A1" office:value-type="string">
            <text:p text:style-name="P5"><text:a xlink:type="simple" xlink:href="http://www.dandwiki.com/wiki/SRD:Reading_Creature_Entries#Saves">Saves</text:a>: </text:p>
          </table:table-cell>
          <table:table-cell table:style-name="Table15.A1" office:value-type="string">
            <text:p text:style-name="P6">Fort +<text:span text:style-name="T7">11</text:span>, Ref +6, Will +3 </text:p>
          </table:table-cell>
        </table:table-row>
        <table:table-row>
          <table:table-cell table:style-name="Table15.A1" office:value-type="string">
            <text:p text:style-name="P5"><text:a xlink:type="simple" xlink:href="http://www.dandwiki.com/wiki/SRD:Reading_Creature_Entries#Abilities">Abilities</text:a>: </text:p>
          </table:table-cell>
          <table:table-cell table:style-name="Table15.A1" office:value-type="string">
            <text:p text:style-name="P6"><text:a xlink:type="simple" xlink:href="http://www.dandwiki.com/wiki/SRD:Strength">Str</text:a> <text:span text:style-name="T7">31</text:span>, <text:a xlink:type="simple" xlink:href="http://www.dandwiki.com/wiki/SRD:Dexterity">Dex</text:a> 13, <text:a xlink:type="simple" xlink:href="http://www.dandwiki.com/wiki/SRD:Constitution">Con</text:a> <text:span text:style-name="T7">23</text:span>, <text:a xlink:type="simple" xlink:href="http://www.dandwiki.com/wiki/SRD:Intelligence">Int</text:a> 2, <text:a xlink:type="simple" xlink:href="http://www.dandwiki.com/wiki/SRD:Wisdom">Wis</text:a> 12, <text:a xlink:type="simple" xlink:href="http://www.dandwiki.com/wiki/SRD:Charisma">Cha</text:a> 6 </text:p>
          </table:table-cell>
        </table:table-row>
        <table:table-row>
          <table:table-cell table:style-name="Table15.A1" office:value-type="string">
            <text:p text:style-name="P5"><text:a xlink:type="simple" xlink:href="http://www.dandwiki.com/wiki/SRD:Reading_Creature_Entries#Skills">Skills</text:a>: </text:p>
          </table:table-cell>
          <table:table-cell table:style-name="Table15.A1" office:value-type="string">
            <text:p text:style-name="P6"><text:a xlink:type="simple" xlink:href="http://www.dandwiki.com/wiki/SRD:Listen_Skill">Listen</text:a> +4, <text:a xlink:type="simple" xlink:href="http://www.dandwiki.com/wiki/SRD:Spot_Skill">Spot</text:a> +7, <text:a xlink:type="simple" xlink:href="http://www.dandwiki.com/wiki/SRD:Swim_Skill">Swim</text:a> +12 </text:p>
          </table:table-cell>
        </table:table-row>
        <table:table-row>
          <table:table-cell table:style-name="Table15.A1" office:value-type="string">
            <text:p text:style-name="P5"><text:a xlink:type="simple" xlink:href="http://www.dandwiki.com/wiki/SRD:Reading_Creature_Entries#Feats">Feats</text:a>: </text:p>
          </table:table-cell>
          <table:table-cell table:style-name="Table15.A1" office:value-type="string">
            <text:p text:style-name="P6"><text:a xlink:type="simple" xlink:href="http://www.dandwiki.com/wiki/SRD:Endurance">Endurance</text:a>, <text:a xlink:type="simple" xlink:href="http://www.dandwiki.com/wiki/SRD:Run">Run</text:a>, <text:a xlink:type="simple" xlink:href="http://www.dandwiki.com/wiki/SRD:Track">Track</text:a> </text:p>
          </table:table-cell>
        </table:table-row>
        <table:table-row>
          <table:table-cell table:style-name="Table15.A1" office:value-type="string">
            <text:p text:style-name="P5"><text:a xlink:type="simple" xlink:href="http://www.dandwiki.com/wiki/SRD:Reading_Creature_Entries#Environment">Environment</text:a>: </text:p>
          </table:table-cell>
          <table:table-cell table:style-name="Table15.A1" office:value-type="string">
            <text:p text:style-name="P6">Cold forests </text:p>
          </table:table-cell>
        </table:table-row>
        <table:table-row>
          <table:table-cell table:style-name="Table15.A1" office:value-type="string">
            <text:p text:style-name="P5"><text:a xlink:type="simple" xlink:href="http://www.dandwiki.com/wiki/SRD:Reading_Creature_Entries#Organization">Organization</text:a>: </text:p>
          </table:table-cell>
          <table:table-cell table:style-name="Table15.A1" office:value-type="string">
            <text:p text:style-name="P6">Solitary or pair </text:p>
          </table:table-cell>
        </table:table-row>
        <table:table-row>
          <table:table-cell table:style-name="Table15.A1" office:value-type="string">
            <text:p text:style-name="P5"><text:a xlink:type="simple" xlink:href="http://www.dandwiki.com/wiki/SRD:Reading_Creature_Entries#Challenge_Rating">Challenge Rating</text:a>: </text:p>
          </table:table-cell>
          <table:table-cell table:style-name="Table15.A1" office:value-type="string">
            <text:p text:style-name="P6">4 </text:p>
          </table:table-cell>
        </table:table-row>
        <table:table-row>
          <table:table-cell table:style-name="Table15.A1" office:value-type="string">
            <text:p text:style-name="P5"><text:a xlink:type="simple" xlink:href="http://www.dandwiki.com/wiki/SRD:Reading_Creature_Entries#Treasure">Treasure</text:a>: </text:p>
          </table:table-cell>
          <table:table-cell table:style-name="Table15.A1" office:value-type="string">
            <text:p text:style-name="P6">None </text:p>
          </table:table-cell>
        </table:table-row>
        <table:table-row>
          <table:table-cell table:style-name="Table15.A1" office:value-type="string">
            <text:p text:style-name="P5"><text:a xlink:type="simple" xlink:href="http://www.dandwiki.com/wiki/SRD:Reading_Creature_Entries#Alignment">Alignment</text:a>: </text:p>
          </table:table-cell>
          <table:table-cell table:style-name="Table15.A1" office:value-type="string">
            <text:p text:style-name="P6"><text:a xlink:type="simple" xlink:href="http://www.dandwiki.com/wiki/SRD:Neutral">Always neutral</text:a> </text:p>
          </table:table-cell>
        </table:table-row>
        <table:table-row>
          <table:table-cell table:style-name="Table15.A1" office:value-type="string">
            <text:p text:style-name="P5"><text:a xlink:type="simple" xlink:href="http://www.dandwiki.com/wiki/SRD:Reading_Creature_Entries#Advancement">Advancement</text:a>: </text:p>
          </table:table-cell>
          <table:table-cell table:style-name="Table15.A1" office:value-type="string">
            <text:p text:style-name="P6">7–10 <text:a xlink:type="simple" xlink:href="http://www.dandwiki.com/wiki/SRD:Hit_Dice">HD</text:a> (Large) </text:p>
          </table:table-cell>
        </table:table-row>
        <table:table-row>
          <table:table-cell table:style-name="Table15.A1" office:value-type="string">
            <text:p text:style-name="P5"><text:a xlink:type="simple" xlink:href="http://www.dandwiki.com/wiki/SRD:Reading_Creature_Entries#Level_Adjustment">Level Adjustment</text:a>: </text:p>
          </table:table-cell>
          <table:table-cell table:style-name="Table15.A1" office:value-type="string">
            <text:p text:style-name="P6">— </text:p>
          </table:table-cell>
        </table:table-row>
      </table:table>
      <text:p text:style-name="P4">These massive carnivores weigh more than 1,800 pounds and stand nearly 9 feet tall when they rear up on their hind legs. They are bad-tempered and territorial. The brown bear’s statistics can be used for almost any big bear, including the grizzly. </text:p>
      <text:h text:style-name="P1" text:outline-level="3"><text:bookmark text:name="COMBAT41"/>COMBAT</text:h>
      <text:p text:style-name="P4">A brown bear attacks mainly by tearing at opponents with its claws. </text:p>
      <text:p text:style-name="P4"><text:a xlink:type="simple" xlink:href="http://www.dandwiki.com/wiki/SRD:Improved_Grab"><text:span text:style-name="T2">Improved Grab</text:span></text:a><text:span text:style-name="T2"> (</text:span><text:a xlink:type="simple" xlink:href="http://www.dandwiki.com/wiki/SRD:Ex"><text:span text:style-name="T2">Ex</text:span></text:a><text:span text:style-name="T2">):</text:span> To use this ability, a brown bear must hit with a claw attack. It can then attempt to start a <text:a xlink:type="simple" xlink:href="http://www.dandwiki.com/wiki/SRD:Grapple">grapple</text:a> as a <text:a xlink:type="simple" xlink:href="http://www.dandwiki.com/wiki/SRD:Free_Actions">free action</text:a> without provoking an <text:a xlink:type="simple" xlink:href="http://www.dandwiki.com/wiki/SRD:Attacks_of_Opportunity">attack of opportunity</text:a>. </text:p>
      <text:p text:style-name="P4"><text:a xlink:type="simple" xlink:href="http://www.dandwiki.com/wiki/SRD:Skills_%28Creature_Statistic%29"><text:span text:style-name="T2">Skills:</text:span></text:a> A brown bear has a +4 racial bonus on <text:a xlink:type="simple" xlink:href="http://www.dandwiki.com/wiki/SRD:Swim_Skill">Swim</text:a> checks. </text:p>
      <text:p text:style-name="P7"/>
      <text:h text:style-name="P3" text:outline-level="1"><text:bookmark text:name="CROCODILE.2C_GIANT1"/><text:span text:style-name="T7">4. lvl </text:span><text:span text:style-name="T3">CROCODILE, GIANT</text:span></text:h>
      <table:table table:name="Table16" table:style-name="Table16">
        <table:table-column table:style-name="Table16.A"/>
        <table:table-column table:style-name="Table16.B"/>
        <table:table-row>
          <table:table-cell table:style-name="Table16.A1" office:value-type="string">
            <text:p text:style-name="P5"><text:a xlink:type="simple" xlink:href="http://www.dandwiki.com/wiki/SRD:Reading_Creature_Entries#Size_and_Type">Size/Type</text:a>: </text:p>
          </table:table-cell>
          <table:table-cell table:style-name="Table16.A1" office:value-type="string">
            <text:p text:style-name="P6">Huge <text:a xlink:type="simple" xlink:href="http://www.dandwiki.com/wiki/SRD:Animal_Type">Animal</text:a> </text:p>
          </table:table-cell>
        </table:table-row>
        <table:table-row>
          <table:table-cell table:style-name="Table16.A1" office:value-type="string">
            <text:p text:style-name="P5"><text:a xlink:type="simple" xlink:href="http://www.dandwiki.com/wiki/SRD:Reading_Creature_Entries#Hit_Dice">Hit Dice</text:a>: </text:p>
          </table:table-cell>
          <table:table-cell table:style-name="Table16.A1" office:value-type="string">
            <text:p text:style-name="P6">7d8+28<text:span text:style-name="T5">+14</text:span> (<text:span text:style-name="T5">73</text:span> hp) </text:p>
          </table:table-cell>
        </table:table-row>
        <table:table-row>
          <table:table-cell table:style-name="Table16.A1" office:value-type="string">
            <text:p text:style-name="P5"><text:a xlink:type="simple" xlink:href="http://www.dandwiki.com/wiki/SRD:Reading_Creature_Entries#Initiative">Initiative</text:a>: </text:p>
          </table:table-cell>
          <table:table-cell table:style-name="Table16.A1" office:value-type="string">
            <text:p text:style-name="P6">+1 </text:p>
          </table:table-cell>
        </table:table-row>
        <table:table-row>
          <table:table-cell table:style-name="Table16.A1" office:value-type="string">
            <text:p text:style-name="P5"><text:a xlink:type="simple" xlink:href="http://www.dandwiki.com/wiki/SRD:Reading_Creature_Entries#Speed">Speed</text:a>: </text:p>
          </table:table-cell>
          <table:table-cell table:style-name="Table16.A1" office:value-type="string">
            <text:p text:style-name="P6">20 ft. (4 squares), swim 30 ft. </text:p>
          </table:table-cell>
        </table:table-row>
        <table:table-row>
          <table:table-cell table:style-name="Table16.A1" office:value-type="string">
            <text:p text:style-name="P5"><text:a xlink:type="simple" xlink:href="http://www.dandwiki.com/wiki/SRD:Reading_Creature_Entries#Armor_Class">Armor Class</text:a>: </text:p>
          </table:table-cell>
          <table:table-cell table:style-name="Table16.A1" office:value-type="string">
            <text:p text:style-name="P6">16 (–2 size, +1 <text:a xlink:type="simple" xlink:href="http://www.dandwiki.com/wiki/SRD:Dexterity">Dex</text:a>, +7 natural), touch 9, <text:a xlink:type="simple" xlink:href="http://www.dandwiki.com/wiki/SRD:Flat-Footed">flat-footed</text:a> 15 </text:p>
          </table:table-cell>
        </table:table-row>
        <table:table-row>
          <table:table-cell table:style-name="Table16.A1" office:value-type="string">
            <text:p text:style-name="P5"><text:a xlink:type="simple" xlink:href="http://www.dandwiki.com/wiki/SRD:Reading_Creature_Entries#Base_Attack.2FGrapple">Base Attack/Grapple</text:a>: </text:p>
          </table:table-cell>
          <table:table-cell table:style-name="Table16.A1" office:value-type="string">
            <text:p text:style-name="P6">+5/+2<text:span text:style-name="T5">3</text:span></text:p>
          </table:table-cell>
        </table:table-row>
        <table:table-row>
          <table:table-cell table:style-name="Table16.A1" office:value-type="string">
            <text:p text:style-name="P5"><text:a xlink:type="simple" xlink:href="http://www.dandwiki.com/wiki/SRD:Reading_Creature_Entries#Attack">Attack</text:a>: </text:p>
          </table:table-cell>
          <table:table-cell table:style-name="Table16.A1" office:value-type="string">
            <text:p text:style-name="P6">Bite +1<text:span text:style-name="T5">3</text:span> melee (2d8+1<text:span text:style-name="T5">4</text:span>) or tail slap +1<text:span text:style-name="T5">3</text:span> melee (1d12+1<text:span text:style-name="T5">4</text:span>) </text:p>
          </table:table-cell>
        </table:table-row>
        <table:table-row>
          <table:table-cell table:style-name="Table16.A1" office:value-type="string">
            <text:p text:style-name="P5"><text:a xlink:type="simple" xlink:href="http://www.dandwiki.com/wiki/SRD:Reading_Creature_Entries#Full_Attack">Full Attack</text:a>: </text:p>
          </table:table-cell>
          <table:table-cell table:style-name="Table16.A1" office:value-type="string">
            <text:p text:style-name="P6">Bite +1<text:span text:style-name="T5">3</text:span> melee (2d8+1<text:span text:style-name="T5">4</text:span>) or tail slap +1<text:span text:style-name="T5">3</text:span> melee (1d12+1<text:span text:style-name="T5">4</text:span>) </text:p>
          </table:table-cell>
        </table:table-row>
        <table:table-row>
          <table:table-cell table:style-name="Table16.A1" office:value-type="string">
            <text:p text:style-name="P5"><text:a xlink:type="simple" xlink:href="http://www.dandwiki.com/wiki/SRD:Reading_Creature_Entries#Space.2FReach">Space/Reach</text:a>: </text:p>
          </table:table-cell>
          <table:table-cell table:style-name="Table16.A1" office:value-type="string">
            <text:p text:style-name="P6">15 ft./10 ft. </text:p>
          </table:table-cell>
        </table:table-row>
        <table:table-row>
          <table:table-cell table:style-name="Table16.A1" office:value-type="string">
            <text:p text:style-name="P5"><text:a xlink:type="simple" xlink:href="http://www.dandwiki.com/wiki/SRD:Reading_Creature_Entries#Special_Attacks_and_Special_Qualities">Special Attacks</text:a>: </text:p>
          </table:table-cell>
          <table:table-cell table:style-name="Table16.A1" office:value-type="string">
            <text:p text:style-name="P6"><text:a xlink:type="simple" xlink:href="http://www.dandwiki.com/wiki/SRD:Improved_Grab">Improved grab</text:a> </text:p>
          </table:table-cell>
        </table:table-row>
        <table:table-row>
          <table:table-cell table:style-name="Table16.A1" office:value-type="string">
            <text:p text:style-name="P5"><text:a xlink:type="simple" xlink:href="http://www.dandwiki.com/wiki/SRD:Reading_Creature_Entries#Special_Attacks_and_Special_Qualities">Special Qualities</text:a>: </text:p>
          </table:table-cell>
          <table:table-cell table:style-name="Table16.A1" office:value-type="string">
            <text:p text:style-name="P6">Hold breath, <text:a xlink:type="simple" xlink:href="http://www.dandwiki.com/wiki/SRD:Low-Light_Vision">low-light vision</text:a> </text:p>
          </table:table-cell>
        </table:table-row>
        <table:table-row>
          <table:table-cell table:style-name="Table16.A1" office:value-type="string">
            <text:p text:style-name="P5"><text:a xlink:type="simple" xlink:href="http://www.dandwiki.com/wiki/SRD:Reading_Creature_Entries#Saves">Saves</text:a>: </text:p>
          </table:table-cell>
          <table:table-cell table:style-name="Table16.A1" office:value-type="string">
            <text:p text:style-name="P6">Fort +<text:span text:style-name="T5">11</text:span>, Ref +6, Will +3 </text:p>
          </table:table-cell>
        </table:table-row>
        <table:table-row>
          <table:table-cell table:style-name="Table16.A1" office:value-type="string">
            <text:p text:style-name="P5"><text:a xlink:type="simple" xlink:href="http://www.dandwiki.com/wiki/SRD:Reading_Creature_Entries#Abilities">Abilities</text:a>: </text:p>
          </table:table-cell>
          <table:table-cell table:style-name="Table16.A1" office:value-type="string">
            <text:p text:style-name="P6"><text:a xlink:type="simple" xlink:href="http://www.dandwiki.com/wiki/SRD:Strength">Str</text:a> <text:span text:style-name="T5">31</text:span>, <text:a xlink:type="simple" xlink:href="http://www.dandwiki.com/wiki/SRD:Dexterity">Dex</text:a> 12, <text:a xlink:type="simple" xlink:href="http://www.dandwiki.com/wiki/SRD:Constitution">Con</text:a> <text:span text:style-name="T5">23</text:span>, <text:a xlink:type="simple" xlink:href="http://www.dandwiki.com/wiki/SRD:Intelligence">Int</text:a> 1, <text:a xlink:type="simple" xlink:href="http://www.dandwiki.com/wiki/SRD:Wisdom">Wis</text:a> 12, <text:a xlink:type="simple" xlink:href="http://www.dandwiki.com/wiki/SRD:Charisma">Cha</text:a> 2 </text:p>
          </table:table-cell>
        </table:table-row>
        <table:table-row>
          <table:table-cell table:style-name="Table16.A1" office:value-type="string">
            <text:p text:style-name="P5"><text:a xlink:type="simple" xlink:href="http://www.dandwiki.com/wiki/SRD:Reading_Creature_Entries#Skills">Skills</text:a>: </text:p>
          </table:table-cell>
          <table:table-cell table:style-name="Table16.A1" office:value-type="string">
            <text:p text:style-name="P6"><text:a xlink:type="simple" xlink:href="http://www.dandwiki.com/wiki/SRD:Hide_Skill">Hide</text:a> +1*, <text:a xlink:type="simple" xlink:href="http://www.dandwiki.com/wiki/SRD:Listen_Skill">Listen</text:a> +5, <text:a xlink:type="simple" xlink:href="http://www.dandwiki.com/wiki/SRD:Spot_Skill">Spot</text:a> +5, <text:a xlink:type="simple" xlink:href="http://www.dandwiki.com/wiki/SRD:Swim_Skill">Swim</text:a> +16 </text:p>
          </table:table-cell>
        </table:table-row>
        <table:table-row>
          <table:table-cell table:style-name="Table16.A1" office:value-type="string">
            <text:p text:style-name="P5"><text:a xlink:type="simple" xlink:href="http://www.dandwiki.com/wiki/SRD:Reading_Creature_Entries#Feats">Feats</text:a>: </text:p>
          </table:table-cell>
          <table:table-cell table:style-name="Table16.A1" office:value-type="string">
            <text:p text:style-name="P6"><text:a xlink:type="simple" xlink:href="http://www.dandwiki.com/wiki/SRD:Alertness">Alertness</text:a>, <text:a xlink:type="simple" xlink:href="http://www.dandwiki.com/wiki/SRD:Endurance">Endurance</text:a>, <text:a xlink:type="simple" xlink:href="http://www.dandwiki.com/wiki/SRD:Skill_Focus">Skill Focus</text:a> (<text:a xlink:type="simple" xlink:href="http://www.dandwiki.com/wiki/SRD:Hide_Skill">Hide</text:a>) </text:p>
          </table:table-cell>
        </table:table-row>
        <table:table-row>
          <table:table-cell table:style-name="Table16.A1" office:value-type="string">
            <text:p text:style-name="P5"><text:a xlink:type="simple" xlink:href="http://www.dandwiki.com/wiki/SRD:Reading_Creature_Entries#Environment">Environment</text:a>: </text:p>
          </table:table-cell>
          <table:table-cell table:style-name="Table16.A1" office:value-type="string">
            <text:p text:style-name="P6">Warm marshes </text:p>
          </table:table-cell>
        </table:table-row>
        <table:table-row>
          <table:table-cell table:style-name="Table16.A1" office:value-type="string">
            <text:p text:style-name="P5"><text:a xlink:type="simple" xlink:href="http://www.dandwiki.com/wiki/SRD:Reading_Creature_Entries#Organization">Organization</text:a>: </text:p>
          </table:table-cell>
          <table:table-cell table:style-name="Table16.A1" office:value-type="string">
            <text:p text:style-name="P6">Solitary or colony (6–11) </text:p>
          </table:table-cell>
        </table:table-row>
        <table:table-row>
          <table:table-cell table:style-name="Table16.A1" office:value-type="string">
            <text:p text:style-name="P5"><text:a xlink:type="simple" xlink:href="http://www.dandwiki.com/wiki/SRD:Reading_Creature_Entries#Challenge_Rating">Challenge Rating</text:a>: </text:p>
          </table:table-cell>
          <table:table-cell table:style-name="Table16.A1" office:value-type="string">
            <text:p text:style-name="P6">4 </text:p>
          </table:table-cell>
        </table:table-row>
        <table:table-row>
          <table:table-cell table:style-name="Table16.A1" office:value-type="string">
            <text:p text:style-name="P5"><text:a xlink:type="simple" xlink:href="http://www.dandwiki.com/wiki/SRD:Reading_Creature_Entries#Treasure">Treasure</text:a>: </text:p>
          </table:table-cell>
          <table:table-cell table:style-name="Table16.A1" office:value-type="string">
            <text:p text:style-name="P6">None </text:p>
          </table:table-cell>
        </table:table-row>
        <table:table-row>
          <table:table-cell table:style-name="Table16.A1" office:value-type="string">
            <text:p text:style-name="P5"><text:a xlink:type="simple" xlink:href="http://www.dandwiki.com/wiki/SRD:Reading_Creature_Entries#Alignment">Alignment</text:a>: </text:p>
          </table:table-cell>
          <table:table-cell table:style-name="Table16.A1" office:value-type="string">
            <text:p text:style-name="P6"><text:a xlink:type="simple" xlink:href="http://www.dandwiki.com/wiki/SRD:Neutral">Always neutral</text:a> </text:p>
          </table:table-cell>
        </table:table-row>
        <table:table-row>
          <table:table-cell table:style-name="Table16.A1" office:value-type="string">
            <text:p text:style-name="P5"><text:a xlink:type="simple" xlink:href="http://www.dandwiki.com/wiki/SRD:Reading_Creature_Entries#Advancement">Advancement</text:a>: </text:p>
          </table:table-cell>
          <table:table-cell table:style-name="Table16.A1" office:value-type="string">
            <text:p text:style-name="P6">8–14 <text:a xlink:type="simple" xlink:href="http://www.dandwiki.com/wiki/SRD:Hit_Dice">HD</text:a> (Huge) </text:p>
          </table:table-cell>
        </table:table-row>
        <table:table-row>
          <table:table-cell table:style-name="Table16.A1" office:value-type="string">
            <text:p text:style-name="P5"><text:a xlink:type="simple" xlink:href="http://www.dandwiki.com/wiki/SRD:Reading_Creature_Entries#Level_Adjustment">Level Adjustment</text:a>: </text:p>
          </table:table-cell>
          <table:table-cell table:style-name="Table16.A1" office:value-type="string">
            <text:p text:style-name="P6">— </text:p>
          </table:table-cell>
        </table:table-row>
      </table:table>
      <text:p text:style-name="P4">These huge creatures usually live in salt water and can be more than 20 feet long. </text:p>
      <text:p text:style-name="P4"><text:a xlink:type="simple" xlink:href="http://www.dandwiki.com/wiki/SRD:Giant_Type">Giant</text:a> crocodiles fight and behave like their <text:a xlink:type="simple" xlink:href="http://www.dandwiki.com/wiki/SRD:Crocodile">smaller cousins</text:a>. </text:p>
      <text:p text:style-name="P7"/>
      <table:table table:name="Table17" table:style-name="Table17">
        <table:table-column table:style-name="Table17.A"/>
        <table:table-column table:style-name="Table17.B"/>
        <table:table-row>
          <table:table-cell table:style-name="Table17.A1" office:value-type="float" office:value="4">
            <text:p text:style-name="P13">4</text:p>
          </table:table-cell>
          <table:table-cell table:style-name="Table17.B1" office:value-type="string">
            <text:p text:style-name="P5"><text:span text:style-name="T7">4.lvl </text:span>Unicorn </text:p>
          </table:table-cell>
        </table:table-row>
        <table:table-row>
          <table:table-cell table:style-name="Table17.B1" office:value-type="string">
            <text:p text:style-name="P5"><text:a xlink:type="simple" xlink:href="http://www.dandwiki.com/wiki/SRD:Reading_Creature_Entries#Size_and_Type">Size/Type</text:a>: </text:p>
          </table:table-cell>
          <table:table-cell table:style-name="Table17.B1" office:value-type="string">
            <text:p text:style-name="P6">Large <text:a xlink:type="simple" xlink:href="http://www.dandwiki.com/wiki/SRD:Magical_Beast_Type">Magical Beast</text:a> </text:p>
          </table:table-cell>
        </table:table-row>
        <table:table-row>
          <table:table-cell table:style-name="Table17.B1" office:value-type="string">
            <text:p text:style-name="P5"><text:a xlink:type="simple" xlink:href="http://www.dandwiki.com/wiki/SRD:Reading_Creature_Entries#Hit_Dice">Hit Dice</text:a>: </text:p>
          </table:table-cell>
          <table:table-cell table:style-name="Table17.B1" office:value-type="string">
            <text:p text:style-name="P6">4d10+20<text:span text:style-name="T5">+8</text:span> (<text:span text:style-name="T5">50</text:span> hp) </text:p>
          </table:table-cell>
        </table:table-row>
        <table:table-row>
          <table:table-cell table:style-name="Table17.B1" office:value-type="string">
            <text:p text:style-name="P5"><text:a xlink:type="simple" xlink:href="http://www.dandwiki.com/wiki/SRD:Reading_Creature_Entries#Initiative">Initiative</text:a>: </text:p>
          </table:table-cell>
          <table:table-cell table:style-name="Table17.B1" office:value-type="string">
            <text:p text:style-name="P6">+3 </text:p>
          </table:table-cell>
        </table:table-row>
        <table:table-row>
          <table:table-cell table:style-name="Table17.B1" office:value-type="string">
            <text:p text:style-name="P5"><text:a xlink:type="simple" xlink:href="http://www.dandwiki.com/wiki/SRD:Reading_Creature_Entries#Speed">Speed</text:a>: </text:p>
          </table:table-cell>
          <table:table-cell table:style-name="Table17.B1" office:value-type="string">
            <text:p text:style-name="P6">60 ft. (12 squares) </text:p>
          </table:table-cell>
        </table:table-row>
        <table:table-row>
          <table:table-cell table:style-name="Table17.B1" office:value-type="string">
            <text:p text:style-name="P5"><text:a xlink:type="simple" xlink:href="http://www.dandwiki.com/wiki/SRD:Reading_Creature_Entries#Armor_Class">Armor Class</text:a>: </text:p>
          </table:table-cell>
          <table:table-cell table:style-name="Table17.B1" office:value-type="string">
            <text:p text:style-name="P6">18 (–1 size, +3 <text:a xlink:type="simple" xlink:href="http://www.dandwiki.com/wiki/SRD:Dexterity">Dex</text:a>, +6 natural),, touch 12, <text:a xlink:type="simple" xlink:href="http://www.dandwiki.com/wiki/SRD:Flat-Footed">flat-footed</text:a> 15 </text:p>
          </table:table-cell>
        </table:table-row>
        <table:table-row>
          <table:table-cell table:style-name="Table17.B1" office:value-type="string">
            <text:p text:style-name="P5"><text:a xlink:type="simple" xlink:href="http://www.dandwiki.com/wiki/SRD:Reading_Creature_Entries#Base_Attack.2FGrapple">Base Attack/Grapple</text:a>: </text:p>
          </table:table-cell>
          <table:table-cell table:style-name="Table17.B1" office:value-type="string">
            <text:p text:style-name="P6">+4/+1<text:span text:style-name="T5">5</text:span> </text:p>
          </table:table-cell>
        </table:table-row>
        <table:table-row>
          <table:table-cell table:style-name="Table17.B1" office:value-type="string">
            <text:p text:style-name="P5"><text:a xlink:type="simple" xlink:href="http://www.dandwiki.com/wiki/SRD:Reading_Creature_Entries#Attack">Attack</text:a>: </text:p>
          </table:table-cell>
          <table:table-cell table:style-name="Table17.B1" office:value-type="string">
            <text:p text:style-name="P6">Horn +1<text:span text:style-name="T5">3</text:span> melee (1d8+<text:span text:style-name="T5">10</text:span>) </text:p>
          </table:table-cell>
        </table:table-row>
        <table:table-row>
          <table:table-cell table:style-name="Table17.B1" office:value-type="string">
            <text:p text:style-name="P5"><text:a xlink:type="simple" xlink:href="http://www.dandwiki.com/wiki/SRD:Reading_Creature_Entries#Full_Attack">Full Attack</text:a>: </text:p>
          </table:table-cell>
          <table:table-cell table:style-name="Table17.B1" office:value-type="string">
            <text:p text:style-name="P6">Horn +1<text:span text:style-name="T5">3</text:span> melee (1d8+<text:span text:style-name="T5">10</text:span>) and 2 hooves +<text:span text:style-name="T5">5</text:span> melee (1d4+<text:span text:style-name="T5">4</text:span>) </text:p>
          </table:table-cell>
        </table:table-row>
        <table:table-row>
          <table:table-cell table:style-name="Table17.B1" office:value-type="string">
            <text:p text:style-name="P5"><text:a xlink:type="simple" xlink:href="http://www.dandwiki.com/wiki/SRD:Reading_Creature_Entries#Space.2FReach">Space/Reach</text:a>: </text:p>
          </table:table-cell>
          <table:table-cell table:style-name="Table17.B1" office:value-type="string">
            <text:p text:style-name="P6">10 ft./5 ft. </text:p>
          </table:table-cell>
        </table:table-row>
        <table:table-row>
          <table:table-cell table:style-name="Table17.B1" office:value-type="string">
            <text:p text:style-name="P5"><text:a xlink:type="simple" xlink:href="http://www.dandwiki.com/wiki/SRD:Reading_Creature_Entries#Special_Attacks_and_Special_Qualities">Special Attacks</text:a>: </text:p>
          </table:table-cell>
          <table:table-cell table:style-name="Table17.B1" office:value-type="string">
            <text:p text:style-name="P6">— </text:p>
          </table:table-cell>
        </table:table-row>
        <table:table-row>
          <table:table-cell table:style-name="Table17.B1" office:value-type="string">
            <text:p text:style-name="P5"><text:a xlink:type="simple" xlink:href="http://www.dandwiki.com/wiki/SRD:Reading_Creature_Entries#Special_Attacks_and_Special_Qualities">Special Qualities</text:a>: </text:p>
          </table:table-cell>
          <table:table-cell table:style-name="Table17.B1" office:value-type="string">
            <text:p text:style-name="P6"><text:a xlink:type="simple" xlink:href="http://www.dandwiki.com/wiki/SRD:Darkvision">Darkvision</text:a> 60 ft., <text:a xlink:type="simple" xlink:href="http://www.dandwiki.com/wiki/SRD:Magic_Circle_against_Evil">magic circle against evil</text:a>, <text:a xlink:type="simple" xlink:href="http://www.dandwiki.com/wiki/SRD:Spell-Like_Ability">spell-like abilities</text:a>, immunity to <text:a xlink:type="simple" xlink:href="http://www.dandwiki.com/wiki/SRD:Poison">poison</text:a>, charm, and compulsion, <text:a xlink:type="simple" xlink:href="http://www.dandwiki.com/wiki/SRD:Low-Light_Vision">low-light vision</text:a>, <text:a xlink:type="simple" xlink:href="http://www.dandwiki.com/wiki/SRD:Scent">scent</text:a>, wild empathy </text:p>
          </table:table-cell>
        </table:table-row>
        <table:table-row>
          <table:table-cell table:style-name="Table17.B1" office:value-type="string">
            <text:p text:style-name="P5"><text:a xlink:type="simple" xlink:href="http://www.dandwiki.com/wiki/SRD:Reading_Creature_Entries#Saves">Saves</text:a>: </text:p>
          </table:table-cell>
          <table:table-cell table:style-name="Table17.B1" office:value-type="string">
            <text:p text:style-name="P6">Fort +<text:span text:style-name="T5">11,</text:span> Ref +7, Will +6 </text:p>
          </table:table-cell>
        </table:table-row>
        <table:table-row>
          <table:table-cell table:style-name="Table17.B1" office:value-type="string">
            <text:p text:style-name="P5"><text:a xlink:type="simple" xlink:href="http://www.dandwiki.com/wiki/SRD:Reading_Creature_Entries#Abilities">Abilities</text:a>: </text:p>
          </table:table-cell>
          <table:table-cell table:style-name="Table17.B1" office:value-type="string">
            <text:p text:style-name="P6"><text:a xlink:type="simple" xlink:href="http://www.dandwiki.com/wiki/SRD:Strength">Str</text:a> 2<text:span text:style-name="T5">4,</text:span> <text:a xlink:type="simple" xlink:href="http://www.dandwiki.com/wiki/SRD:Dexterity">Dex</text:a> 17, <text:a xlink:type="simple" xlink:href="http://www.dandwiki.com/wiki/SRD:Constitution">Con</text:a> 2<text:span text:style-name="T5">5</text:span>, <text:a xlink:type="simple" xlink:href="http://www.dandwiki.com/wiki/SRD:Intelligence">Int</text:a> 10, <text:a xlink:type="simple" xlink:href="http://www.dandwiki.com/wiki/SRD:Wisdom">Wis</text:a> 21, <text:a xlink:type="simple" xlink:href="http://www.dandwiki.com/wiki/SRD:Charisma">Cha</text:a> 24 </text:p>
          </table:table-cell>
        </table:table-row>
        <table:table-row>
          <table:table-cell table:style-name="Table17.B1" office:value-type="string">
            <text:p text:style-name="P5"><text:a xlink:type="simple" xlink:href="http://www.dandwiki.com/wiki/SRD:Reading_Creature_Entries#Skills">Skills</text:a>: </text:p>
          </table:table-cell>
          <table:table-cell table:style-name="Table17.B1" office:value-type="string">
            <text:p text:style-name="P6"><text:a xlink:type="simple" xlink:href="http://www.dandwiki.com/wiki/SRD:Jump_Skill">Jump</text:a> +21, <text:a xlink:type="simple" xlink:href="http://www.dandwiki.com/wiki/SRD:Listen_Skill">Listen</text:a> +11, <text:a xlink:type="simple" xlink:href="http://www.dandwiki.com/wiki/SRD:Move_Silently_Skill">Move Silently</text:a> +9, <text:a xlink:type="simple" xlink:href="http://www.dandwiki.com/wiki/SRD:Spot_Skill">Spot</text:a> +11, <text:a xlink:type="simple" xlink:href="http://www.dandwiki.com/wiki/SRD:Survival_Skill">Survival</text:a> +8* </text:p>
          </table:table-cell>
        </table:table-row>
        <table:table-row>
          <table:table-cell table:style-name="Table17.B1" office:value-type="string">
            <text:p text:style-name="P5"><text:a xlink:type="simple" xlink:href="http://www.dandwiki.com/wiki/SRD:Reading_Creature_Entries#Feats">Feats</text:a>: </text:p>
          </table:table-cell>
          <table:table-cell table:style-name="Table17.B1" office:value-type="string">
            <text:p text:style-name="P6"><text:a xlink:type="simple" xlink:href="http://www.dandwiki.com/wiki/SRD:Alertness">Alertness</text:a>, <text:a xlink:type="simple" xlink:href="http://www.dandwiki.com/wiki/SRD:Skill_Focus">Skill Focus</text:a> (<text:a xlink:type="simple" xlink:href="http://www.dandwiki.com/wiki/SRD:Survival_Skill">Survival</text:a>) </text:p>
          </table:table-cell>
        </table:table-row>
        <table:table-row>
          <table:table-cell table:style-name="Table17.B1" office:value-type="string">
            <text:p text:style-name="P5"><text:a xlink:type="simple" xlink:href="http://www.dandwiki.com/wiki/SRD:Reading_Creature_Entries#Environment">Environment</text:a>: </text:p>
          </table:table-cell>
          <table:table-cell table:style-name="Table17.B1" office:value-type="string">
            <text:p text:style-name="P6">Temperate forests </text:p>
          </table:table-cell>
        </table:table-row>
        <table:table-row>
          <table:table-cell table:style-name="Table17.B1" office:value-type="string">
            <text:p text:style-name="P5"><text:a xlink:type="simple" xlink:href="http://www.dandwiki.com/wiki/SRD:Reading_Creature_Entries#Organization">Organization</text:a>: </text:p>
          </table:table-cell>
          <table:table-cell table:style-name="Table17.B1" office:value-type="string">
            <text:p text:style-name="P6">Solitary, pair, or grace (3–6) </text:p>
          </table:table-cell>
        </table:table-row>
        <table:table-row>
          <table:table-cell table:style-name="Table17.B1" office:value-type="string">
            <text:p text:style-name="P5"><text:a xlink:type="simple" xlink:href="http://www.dandwiki.com/wiki/SRD:Reading_Creature_Entries#Challenge_Rating">Challenge Rating</text:a>: </text:p>
          </table:table-cell>
          <table:table-cell table:style-name="Table17.B1" office:value-type="string">
            <text:p text:style-name="P6">3 </text:p>
          </table:table-cell>
        </table:table-row>
        <table:table-row>
          <table:table-cell table:style-name="Table17.B1" office:value-type="string">
            <text:p text:style-name="P5"><text:a xlink:type="simple" xlink:href="http://www.dandwiki.com/wiki/SRD:Reading_Creature_Entries#Treasure">Treasure</text:a>: </text:p>
          </table:table-cell>
          <table:table-cell table:style-name="Table17.B1" office:value-type="string">
            <text:p text:style-name="P6">None </text:p>
          </table:table-cell>
        </table:table-row>
        <table:table-row>
          <table:table-cell table:style-name="Table17.B1" office:value-type="string">
            <text:p text:style-name="P5"><text:a xlink:type="simple" xlink:href="http://www.dandwiki.com/wiki/SRD:Reading_Creature_Entries#Alignment">Alignment</text:a>: </text:p>
          </table:table-cell>
          <table:table-cell table:style-name="Table17.B1" office:value-type="string">
            <text:p text:style-name="P6">Always <text:a xlink:type="simple" xlink:href="http://www.dandwiki.com/wiki/SRD:Chaotic_Good">chaotic good</text:a> </text:p>
          </table:table-cell>
        </table:table-row>
        <table:table-row>
          <table:table-cell table:style-name="Table17.B1" office:value-type="string">
            <text:p text:style-name="P5"><text:a xlink:type="simple" xlink:href="http://www.dandwiki.com/wiki/SRD:Reading_Creature_Entries#Advancement">Advancement</text:a>: </text:p>
          </table:table-cell>
          <table:table-cell table:style-name="Table17.B1" office:value-type="string">
            <text:p text:style-name="P6">5–8 <text:a xlink:type="simple" xlink:href="http://www.dandwiki.com/wiki/SRD:Hit_Dice">HD</text:a> (Large) </text:p>
          </table:table-cell>
        </table:table-row>
        <table:table-row>
          <table:table-cell table:style-name="Table17.B1" office:value-type="string">
            <text:p text:style-name="P5"><text:a xlink:type="simple" xlink:href="http://www.dandwiki.com/wiki/SRD:Reading_Creature_Entries#Level_Adjustment">Level Adjustment</text:a>: </text:p>
          </table:table-cell>
          <table:table-cell table:style-name="Table17.B1" office:value-type="string">
            <text:p text:style-name="P6">+4 (cohort) </text:p>
          </table:table-cell>
        </table:table-row>
      </table:table>
      <text:p text:style-name="P4">A unicorn has deep sea-blue, violet, brown, or fiery gold eyes. Males sport a white beard. </text:p>
      <text:p text:style-name="P4">A typical adult unicorn grows to 8 feet in length, stands 5 feet high at the shoulder, and weighs 1,200 pounds. Females are slightly smaller and slimmer than males. </text:p>
      <text:p text:style-name="P4">Unicorns speak Sylvan and Common. </text:p>
      <text:p text:style-name="P4"><text:span text:style-name="T2">Magic Circle against Evil (</text:span><text:a xlink:type="simple" xlink:href="http://www.dandwiki.com/wiki/SRD:Su"><text:span text:style-name="T2">Su</text:span></text:a><text:span text:style-name="T2">):</text:span> This ability continuously duplicates the effect of the spell. A unicorn cannot suppress this ability. </text:p>
      <text:p text:style-name="P4"><text:a xlink:type="simple" xlink:href="http://www.dandwiki.com/wiki/SRD:Spell-Like_Ability"><text:span text:style-name="T2">Spell-Like Abilities</text:span></text:a><text:span text:style-name="T2">:</text:span> Unicorns can use <text:a xlink:type="simple" xlink:href="http://www.dandwiki.com/wiki/SRD:Detect_Evil"><text:span text:style-name="T4">detect evil</text:span></text:a> at will as a <text:a xlink:type="simple" xlink:href="http://www.dandwiki.com/wiki/SRD:Free_Actions">free action</text:a>. </text:p>
      <text:p text:style-name="P4">Once per day a unicorn can use <text:a xlink:type="simple" xlink:href="http://www.dandwiki.com/wiki/SRD:Greater_Teleport"><text:span text:style-name="T4">greater teleport</text:span></text:a> to move anywhere within its home. It cannot teleport beyond the forest boundaries nor back from outside. </text:p>
      <text:p text:style-name="P4">A unicorn can use <text:a xlink:type="simple" xlink:href="http://www.dandwiki.com/wiki/SRD:Cure_Light_Wounds"><text:span text:style-name="T4">cure light wounds</text:span></text:a> three times per day and <text:a xlink:type="simple" xlink:href="http://www.dandwiki.com/wiki/SRD:Cure_Moderate_Wounds"><text:span text:style-name="T4">cure moderate wounds</text:span></text:a> once per day (<text:a xlink:type="simple" xlink:href="http://www.dandwiki.com/wiki/SRD:Caster_Level">caster level</text:a> 5th) by touching a wounded creature with its horn. Once per day it can use <text:a xlink:type="simple" xlink:href="http://www.dandwiki.com/wiki/SRD:Neutralize_Poison"><text:span text:style-name="T4">neutralize poison</text:span></text:a> (<text:a xlink:type="simple" xlink:href="http://www.dandwiki.com/wiki/SRD:DC">DC</text:a> 21, <text:a xlink:type="simple" xlink:href="http://www.dandwiki.com/wiki/SRD:Caster_Level">caster level</text:a> 8th) with a touch of its horn. The save <text:a xlink:type="simple" xlink:href="http://www.dandwiki.com/wiki/SRD:DC">DC</text:a> is <text:a xlink:type="simple" xlink:href="http://www.dandwiki.com/wiki/SRD:Charisma">Charisma</text:a>-based. </text:p>
      <text:p text:style-name="P4"><text:span text:style-name="T2">Wild Empathy (</text:span><text:a xlink:type="simple" xlink:href="http://www.dandwiki.com/wiki/SRD:Ex"><text:span text:style-name="T2">Ex</text:span></text:a><text:span text:style-name="T2">):</text:span> This power works like the <text:a xlink:type="simple" xlink:href="http://www.dandwiki.com/wiki/SRD:Druid">druid</text:a>’s wild empathy <text:a xlink:type="simple" xlink:href="http://www.dandwiki.com/wiki/SRD:Class">class</text:a> feature, except that a unicorn has a +6 racial bonus on the check. </text:p>
      <text:p text:style-name="P4"><text:a xlink:type="simple" xlink:href="http://www.dandwiki.com/wiki/SRD:Skills_%28Creature_Statistic%29"><text:span text:style-name="T2">Skills:</text:span></text:a> Unicorns have a +4 racial bonus on <text:a xlink:type="simple" xlink:href="http://www.dandwiki.com/wiki/SRD:Move_Silently_Skill">Move Silently</text:a> checks. *Unicorns have a +3 competence bonus on <text:a xlink:type="simple" xlink:href="http://www.dandwiki.com/wiki/SRD:Survival_Skill">Survival</text:a> checks within the boundaries of their forest. </text:p>
      <text:p text:style-name="P8"/>
      <text:p text:style-name="P8"/>
      <text:p text:style-name="P11"><text:span text:style-name="T8">5. lvl Rhinocerous</text:span></text:p>
      <table:table table:name="Table2" table:style-name="Table2">
        <table:table-column table:style-name="Table2.A"/>
        <table:table-column table:style-name="Table2.B"/>
        <table:table-row>
          <table:table-cell table:style-name="Table2.A1" office:value-type="string">
            <text:p text:style-name="Table_20_Heading"><text:a xlink:type="simple" xlink:href="http://www.dandwiki.com/wiki/SRD:Reading_Creature_Entries#Size_and_Type">Size/Type</text:a>: </text:p>
          </table:table-cell>
          <table:table-cell table:style-name="Table2.A1" office:value-type="string">
            <text:p text:style-name="Table_20_Contents">Large <text:a xlink:type="simple" xlink:href="http://www.dandwiki.com/wiki/SRD:Animal_Type">Animal</text:a> </text:p>
          </table:table-cell>
        </table:table-row>
        <table:table-row>
          <table:table-cell table:style-name="Table2.A1" office:value-type="string">
            <text:p text:style-name="Table_20_Heading"><text:a xlink:type="simple" xlink:href="http://www.dandwiki.com/wiki/SRD:Reading_Creature_Entries#Hit_Dice">Hit Dice</text:a>: </text:p>
          </table:table-cell>
          <table:table-cell table:style-name="Table2.A1" office:value-type="string">
            <text:p text:style-name="Table_20_Contents">8d8+40<text:span text:style-name="T8">+16</text:span> (<text:span text:style-name="T8">92</text:span> hp) </text:p>
          </table:table-cell>
        </table:table-row>
        <table:table-row>
          <table:table-cell table:style-name="Table2.A1" office:value-type="string">
            <text:p text:style-name="Table_20_Heading"><text:a xlink:type="simple" xlink:href="http://www.dandwiki.com/wiki/SRD:Reading_Creature_Entries#Initiative">Initiative</text:a>: </text:p>
          </table:table-cell>
          <table:table-cell table:style-name="Table2.A1" office:value-type="string">
            <text:p text:style-name="Table_20_Contents">+0 </text:p>
          </table:table-cell>
        </table:table-row>
        <table:table-row>
          <table:table-cell table:style-name="Table2.A1" office:value-type="string">
            <text:p text:style-name="Table_20_Heading"><text:a xlink:type="simple" xlink:href="http://www.dandwiki.com/wiki/SRD:Reading_Creature_Entries#Speed">Speed</text:a>: </text:p>
          </table:table-cell>
          <table:table-cell table:style-name="Table2.A1" office:value-type="string">
            <text:p text:style-name="Table_20_Contents">30 ft. (6 squares) </text:p>
          </table:table-cell>
        </table:table-row>
        <table:table-row>
          <table:table-cell table:style-name="Table2.A1" office:value-type="string">
            <text:p text:style-name="Table_20_Heading"><text:a xlink:type="simple" xlink:href="http://www.dandwiki.com/wiki/SRD:Reading_Creature_Entries#Armor_Class">Armor Class</text:a>: </text:p>
          </table:table-cell>
          <table:table-cell table:style-name="Table2.A1" office:value-type="string">
            <text:p text:style-name="Table_20_Contents">16 (–1 size, +7 natural), touch 9, <text:a xlink:type="simple" xlink:href="http://www.dandwiki.com/wiki/SRD:Flat-Footed">flat-footed</text:a> 16 </text:p>
          </table:table-cell>
        </table:table-row>
        <table:table-row>
          <table:table-cell table:style-name="Table2.A1" office:value-type="string">
            <text:p text:style-name="Table_20_Heading"><text:a xlink:type="simple" xlink:href="http://www.dandwiki.com/wiki/SRD:Reading_Creature_Entries#Base_Attack.2FGrapple">Base Attack/Grapple</text:a>: </text:p>
          </table:table-cell>
          <table:table-cell table:style-name="Table2.A1" office:value-type="string">
            <text:p text:style-name="Table_20_Contents">+6/+<text:span text:style-name="T8">20</text:span> </text:p>
          </table:table-cell>
        </table:table-row>
        <table:table-row>
          <table:table-cell table:style-name="Table2.A1" office:value-type="string">
            <text:p text:style-name="Table_20_Heading"><text:a xlink:type="simple" xlink:href="http://www.dandwiki.com/wiki/SRD:Reading_Creature_Entries#Attack">Attack</text:a>: </text:p>
          </table:table-cell>
          <table:table-cell table:style-name="Table2.A1" office:value-type="string">
            <text:p text:style-name="Table_20_Contents">Gore +1<text:span text:style-name="T8">5</text:span> melee (2d6+1<text:span text:style-name="T8">4</text:span>) </text:p>
          </table:table-cell>
        </table:table-row>
        <table:table-row>
          <table:table-cell table:style-name="Table2.A1" office:value-type="string">
            <text:p text:style-name="Table_20_Heading"><text:a xlink:type="simple" xlink:href="http://www.dandwiki.com/wiki/SRD:Reading_Creature_Entries#Full_Attack">Full Attack</text:a>: </text:p>
          </table:table-cell>
          <table:table-cell table:style-name="Table2.A1" office:value-type="string">
            <text:p text:style-name="Table_20_Contents">Gore +1<text:span text:style-name="T8">5</text:span> melee (2d6+1<text:span text:style-name="T8">4</text:span>) </text:p>
          </table:table-cell>
        </table:table-row>
        <table:table-row>
          <table:table-cell table:style-name="Table2.A1" office:value-type="string">
            <text:p text:style-name="Table_20_Heading"><text:a xlink:type="simple" xlink:href="http://www.dandwiki.com/wiki/SRD:Reading_Creature_Entries#Space.2FReach">Space/Reach</text:a>: </text:p>
          </table:table-cell>
          <table:table-cell table:style-name="Table2.A1" office:value-type="string">
            <text:p text:style-name="Table_20_Contents">10 ft./5 ft. </text:p>
          </table:table-cell>
        </table:table-row>
        <table:table-row>
          <table:table-cell table:style-name="Table2.A1" office:value-type="string">
            <text:p text:style-name="Table_20_Heading"><text:a xlink:type="simple" xlink:href="http://www.dandwiki.com/wiki/SRD:Reading_Creature_Entries#Special_Attacks_and_Special_Qualities">Special Attacks</text:a>: </text:p>
          </table:table-cell>
          <table:table-cell table:style-name="Table2.A1" office:value-type="string">
            <text:p text:style-name="Table_20_Contents">Powerful <text:a xlink:type="simple" xlink:href="http://www.dandwiki.com/wiki/SRD:Charge">charge</text:a> </text:p>
          </table:table-cell>
        </table:table-row>
        <table:table-row>
          <table:table-cell table:style-name="Table2.A1" office:value-type="string">
            <text:p text:style-name="Table_20_Heading"><text:a xlink:type="simple" xlink:href="http://www.dandwiki.com/wiki/SRD:Reading_Creature_Entries#Special_Attacks_and_Special_Qualities">Special Qualities</text:a>: </text:p>
          </table:table-cell>
          <table:table-cell table:style-name="Table2.A1" office:value-type="string">
            <text:p text:style-name="Table_20_Contents"><text:a xlink:type="simple" xlink:href="http://www.dandwiki.com/wiki/SRD:Low-Light_Vision">Low-light vision</text:a> </text:p>
          </table:table-cell>
        </table:table-row>
        <table:table-row>
          <table:table-cell table:style-name="Table2.A1" office:value-type="string">
            <text:p text:style-name="Table_20_Heading"><text:a xlink:type="simple" xlink:href="http://www.dandwiki.com/wiki/SRD:Reading_Creature_Entries#Saves">Saves</text:a>: </text:p>
          </table:table-cell>
          <table:table-cell table:style-name="Table2.A1" office:value-type="string">
            <text:p text:style-name="Table_20_Contents">Fort +1<text:span text:style-name="T8">3</text:span>, Ref +6, Will +3 </text:p>
          </table:table-cell>
        </table:table-row>
        <table:table-row>
          <table:table-cell table:style-name="Table2.A1" office:value-type="string">
            <text:p text:style-name="Table_20_Heading"><text:a xlink:type="simple" xlink:href="http://www.dandwiki.com/wiki/SRD:Reading_Creature_Entries#Abilities">Abilities</text:a>: </text:p>
          </table:table-cell>
          <table:table-cell table:style-name="Table2.A1" office:value-type="string">
            <text:p text:style-name="Table_20_Contents"><text:a xlink:type="simple" xlink:href="http://www.dandwiki.com/wiki/SRD:Strength">Str</text:a> <text:span text:style-name="T8">30</text:span>, <text:a xlink:type="simple" xlink:href="http://www.dandwiki.com/wiki/SRD:Dexterity">Dex</text:a> 10, <text:a xlink:type="simple" xlink:href="http://www.dandwiki.com/wiki/SRD:Constitution">Con</text:a> 2<text:span text:style-name="T8">5</text:span>, <text:a xlink:type="simple" xlink:href="http://www.dandwiki.com/wiki/SRD:Intelligence">Int</text:a> 2, <text:a xlink:type="simple" xlink:href="http://www.dandwiki.com/wiki/SRD:Wisdom">Wis</text:a> 13, <text:a xlink:type="simple" xlink:href="http://www.dandwiki.com/wiki/SRD:Charisma">Cha</text:a> 2 </text:p>
          </table:table-cell>
        </table:table-row>
        <table:table-row>
          <table:table-cell table:style-name="Table2.A1" office:value-type="string">
            <text:p text:style-name="Table_20_Heading"><text:a xlink:type="simple" xlink:href="http://www.dandwiki.com/wiki/SRD:Reading_Creature_Entries#Skills">Skills</text:a>: </text:p>
          </table:table-cell>
          <table:table-cell table:style-name="Table2.A1" office:value-type="string">
            <text:p text:style-name="Table_20_Contents"><text:a xlink:type="simple" xlink:href="http://www.dandwiki.com/wiki/SRD:Listen_Skill">Listen</text:a> +14, <text:a xlink:type="simple" xlink:href="http://www.dandwiki.com/wiki/SRD:Spot_Skill">Spot</text:a> +3 </text:p>
          </table:table-cell>
        </table:table-row>
        <table:table-row>
          <table:table-cell table:style-name="Table2.A1" office:value-type="string">
            <text:p text:style-name="Table_20_Heading"><text:a xlink:type="simple" xlink:href="http://www.dandwiki.com/wiki/SRD:Reading_Creature_Entries#Feats">Feats</text:a>: </text:p>
          </table:table-cell>
          <table:table-cell table:style-name="Table2.A1" office:value-type="string">
            <text:p text:style-name="Table_20_Contents"><text:a xlink:type="simple" xlink:href="http://www.dandwiki.com/wiki/SRD:Alertness">Alertness</text:a>, <text:a xlink:type="simple" xlink:href="http://www.dandwiki.com/wiki/SRD:Endurance">Endurance</text:a>, <text:a xlink:type="simple" xlink:href="http://www.dandwiki.com/wiki/SRD:Improved_Natural_Attack">Improved Natural Attack</text:a> (gore) </text:p>
          </table:table-cell>
        </table:table-row>
        <table:table-row>
          <table:table-cell table:style-name="Table2.A1" office:value-type="string">
            <text:p text:style-name="Table_20_Heading"><text:a xlink:type="simple" xlink:href="http://www.dandwiki.com/wiki/SRD:Reading_Creature_Entries#Environment">Environment</text:a>: </text:p>
          </table:table-cell>
          <table:table-cell table:style-name="Table2.A1" office:value-type="string">
            <text:p text:style-name="Table_20_Contents">Warm plains </text:p>
          </table:table-cell>
        </table:table-row>
        <table:table-row>
          <table:table-cell table:style-name="Table2.A1" office:value-type="string">
            <text:p text:style-name="Table_20_Heading"><text:a xlink:type="simple" xlink:href="http://www.dandwiki.com/wiki/SRD:Reading_Creature_Entries#Organization">Organization</text:a>: </text:p>
          </table:table-cell>
          <table:table-cell table:style-name="Table2.A1" office:value-type="string">
            <text:p text:style-name="Table_20_Contents">Solitary or herd (2–12) </text:p>
          </table:table-cell>
        </table:table-row>
        <table:table-row>
          <table:table-cell table:style-name="Table2.A1" office:value-type="string">
            <text:p text:style-name="Table_20_Heading"><text:a xlink:type="simple" xlink:href="http://www.dandwiki.com/wiki/SRD:Reading_Creature_Entries#Challenge_Rating">Challenge Rating</text:a>: </text:p>
          </table:table-cell>
          <table:table-cell table:style-name="Table2.A1" office:value-type="string">
            <text:p text:style-name="Table_20_Contents">4 </text:p>
          </table:table-cell>
        </table:table-row>
        <table:table-row>
          <table:table-cell table:style-name="Table2.A1" office:value-type="string">
            <text:p text:style-name="Table_20_Heading"><text:a xlink:type="simple" xlink:href="http://www.dandwiki.com/wiki/SRD:Reading_Creature_Entries#Treasure">Treasure</text:a>: </text:p>
          </table:table-cell>
          <table:table-cell table:style-name="Table2.A1" office:value-type="string">
            <text:p text:style-name="Table_20_Contents">None </text:p>
          </table:table-cell>
        </table:table-row>
        <table:table-row>
          <table:table-cell table:style-name="Table2.A1" office:value-type="string">
            <text:p text:style-name="Table_20_Heading"><text:a xlink:type="simple" xlink:href="http://www.dandwiki.com/wiki/SRD:Reading_Creature_Entries#Alignment">Alignment</text:a>: </text:p>
          </table:table-cell>
          <table:table-cell table:style-name="Table2.A1" office:value-type="string">
            <text:p text:style-name="Table_20_Contents"><text:a xlink:type="simple" xlink:href="http://www.dandwiki.com/wiki/SRD:Neutral">Always neutral</text:a> </text:p>
          </table:table-cell>
        </table:table-row>
        <table:table-row>
          <table:table-cell table:style-name="Table2.A1" office:value-type="string">
            <text:p text:style-name="Table_20_Heading"><text:a xlink:type="simple" xlink:href="http://www.dandwiki.com/wiki/SRD:Reading_Creature_Entries#Advancement">Advancement</text:a>: </text:p>
          </table:table-cell>
          <table:table-cell table:style-name="Table2.A1" office:value-type="string">
            <text:p text:style-name="Table_20_Contents">9–12 <text:a xlink:type="simple" xlink:href="http://www.dandwiki.com/wiki/SRD:Hit_Dice">HD</text:a> (Large); 13–24 <text:a xlink:type="simple" xlink:href="http://www.dandwiki.com/wiki/SRD:Hit_Dice">HD</text:a> (Huge) </text:p>
          </table:table-cell>
        </table:table-row>
        <table:table-row>
          <table:table-cell table:style-name="Table2.A1" office:value-type="string">
            <text:p text:style-name="Table_20_Heading"><text:a xlink:type="simple" xlink:href="http://www.dandwiki.com/wiki/SRD:Reading_Creature_Entries#Level_Adjustment">Level Adjustment</text:a>: </text:p>
          </table:table-cell>
          <table:table-cell table:style-name="Table2.A1" office:value-type="string">
            <text:p text:style-name="Table_20_Contents">— </text:p>
          </table:table-cell>
        </table:table-row>
      </table:table>
      <text:p text:style-name="Text_20_body">The rhinoceros is infamous for its bad temper and willingness to <text:a xlink:type="simple" xlink:href="http://www.dandwiki.com/wiki/SRD:Charge">charge</text:a> intruders. </text:p>
      <text:p text:style-name="Text_20_body">The statistics presented here are based on the African black rhino, which is 6 to 14 feet long, 3 to 6 feet high at the shoulder, and weighs up to 6,000 pounds. These statistics can describe any herbivore of similar size and similar <text:a xlink:type="simple" xlink:href="http://www.dandwiki.com/wiki/SRD:Natural_Weapons">natural weapons</text:a> (antlers, horns, tusks, or the like). </text:p>
      <text:h text:style-name="Heading_20_3" text:outline-level="3"><text:bookmark text:name="COMBAT1"/>COMBAT</text:h>
      <text:p text:style-name="Text_20_body">When it is harassed or annoyed, a rhinoceros lowers its head and <text:a xlink:type="simple" xlink:href="http://www.dandwiki.com/wiki/SRD:Charge">charges</text:a>. </text:p>
      <text:p text:style-name="Text_20_body"><text:span text:style-name="T2">Powerful </text:span><text:a xlink:type="simple" xlink:href="http://www.dandwiki.com/wiki/SRD:Charge"><text:span text:style-name="T2">Charge</text:span></text:a><text:span text:style-name="T2"> (</text:span><text:a xlink:type="simple" xlink:href="http://www.dandwiki.com/wiki/SRD:Ex"><text:span text:style-name="T2">Ex</text:span></text:a><text:span text:style-name="T2">):</text:span> A rhinoceros deals 4d6+2<text:span text:style-name="T8">8</text:span> points of damage when it makes a <text:a xlink:type="simple" xlink:href="http://www.dandwiki.com/wiki/SRD:Charge">charge</text:a>. </text:p>
      <text:p text:style-name="P8"/>
      <text:h text:style-name="P16" text:outline-level="1"><text:bookmark text:name="EARTH_ELEMENTAL"/><text:span text:style-name="T8">5.lvl. </text:span>EARTH ELEMENTAL</text:h>
      <table:table table:name="Table3" table:style-name="Table3">
        <table:table-column table:style-name="Table3.A"/>
        <table:table-column table:style-name="Table3.B"/>
        <table:table-row>
          <table:table-cell table:style-name="Table3.A1" office:value-type="string">
            <text:p text:style-name="P12"/>
          </table:table-cell>
          <table:table-cell table:style-name="Table3.A1" office:value-type="string">
            <text:p text:style-name="Table_20_Heading">Earth <text:a xlink:type="simple" xlink:href="http://www.dandwiki.com/wiki/SRD:Elemental_Type">Elemental</text:a>, Large </text:p>
          </table:table-cell>
        </table:table-row>
        <table:table-row>
          <table:table-cell table:style-name="Table3.A1" office:value-type="string">
            <text:p text:style-name="Table_20_Heading"><text:a xlink:type="simple" xlink:href="http://www.dandwiki.com/wiki/SRD:Reading_Creature_Entries#Size_and_Type">Size/Type</text:a>: </text:p>
          </table:table-cell>
          <table:table-cell table:style-name="Table3.A1" office:value-type="string">
            <text:p text:style-name="Table_20_Contents">Large <text:a xlink:type="simple" xlink:href="http://www.dandwiki.com/wiki/SRD:Elemental_Type">Elemental</text:a> (<text:a xlink:type="simple" xlink:href="http://www.dandwiki.com/wiki/SRD:Earth_Subtype">Earth</text:a>, <text:a xlink:type="simple" xlink:href="http://www.dandwiki.com/wiki/SRD:Extraplanar_Subtype">Extraplanar</text:a>) </text:p>
          </table:table-cell>
        </table:table-row>
        <table:table-row>
          <table:table-cell table:style-name="Table3.A1" office:value-type="string">
            <text:p text:style-name="Table_20_Heading"><text:a xlink:type="simple" xlink:href="http://www.dandwiki.com/wiki/SRD:Reading_Creature_Entries#Hit_Dice">Hit Dice</text:a>: </text:p>
          </table:table-cell>
          <table:table-cell table:style-name="Table3.A1" office:value-type="string">
            <text:p text:style-name="Table_20_Contents">8d8+32<text:span text:style-name="T8">+16</text:span> (<text:span text:style-name="T8">84</text:span> hp) </text:p>
          </table:table-cell>
        </table:table-row>
        <table:table-row>
          <table:table-cell table:style-name="Table3.A1" office:value-type="string">
            <text:p text:style-name="Table_20_Heading"><text:a xlink:type="simple" xlink:href="http://www.dandwiki.com/wiki/SRD:Reading_Creature_Entries#Initiative">Initiative</text:a>: </text:p>
          </table:table-cell>
          <table:table-cell table:style-name="Table3.A1" office:value-type="string">
            <text:p text:style-name="Table_20_Contents">–1 </text:p>
          </table:table-cell>
        </table:table-row>
        <table:table-row>
          <table:table-cell table:style-name="Table3.A1" office:value-type="string">
            <text:p text:style-name="Table_20_Heading"><text:a xlink:type="simple" xlink:href="http://www.dandwiki.com/wiki/SRD:Reading_Creature_Entries#Speed">Speed</text:a>: </text:p>
          </table:table-cell>
          <table:table-cell table:style-name="Table3.A1" office:value-type="string">
            <text:p text:style-name="Table_20_Contents">20 ft. (4 squares) </text:p>
          </table:table-cell>
        </table:table-row>
        <table:table-row>
          <table:table-cell table:style-name="Table3.A1" office:value-type="string">
            <text:p text:style-name="Table_20_Heading"><text:a xlink:type="simple" xlink:href="http://www.dandwiki.com/wiki/SRD:Reading_Creature_Entries#Armor_Class">Armor Class</text:a>: </text:p>
          </table:table-cell>
          <table:table-cell table:style-name="Table3.A1" office:value-type="string">
            <text:p text:style-name="Table_20_Contents">18 (–1 size, –1 <text:a xlink:type="simple" xlink:href="http://www.dandwiki.com/wiki/SRD:Dexterity">Dex</text:a>, +10 natural),, touch 8, <text:a xlink:type="simple" xlink:href="http://www.dandwiki.com/wiki/SRD:Flat-Footed">flat-footed</text:a> 18 </text:p>
          </table:table-cell>
        </table:table-row>
        <table:table-row>
          <table:table-cell table:style-name="Table3.A1" office:value-type="string">
            <text:p text:style-name="Table_20_Heading"><text:a xlink:type="simple" xlink:href="http://www.dandwiki.com/wiki/SRD:Reading_Creature_Entries#Base_Attack.2FGrapple">Base Attack/Grapple</text:a>: </text:p>
          </table:table-cell>
          <table:table-cell table:style-name="Table3.A1" office:value-type="string">
            <text:p text:style-name="Table_20_Contents">+6/+1<text:span text:style-name="T8">9</text:span> </text:p>
          </table:table-cell>
        </table:table-row>
        <table:table-row>
          <table:table-cell table:style-name="Table3.A1" office:value-type="string">
            <text:p text:style-name="Table_20_Heading"><text:a xlink:type="simple" xlink:href="http://www.dandwiki.com/wiki/SRD:Reading_Creature_Entries#Attack">Attack</text:a>: </text:p>
          </table:table-cell>
          <table:table-cell table:style-name="Table3.A1" office:value-type="string">
            <text:p text:style-name="Table_20_Contents">Slam +1<text:span text:style-name="T8">4</text:span> melee (2d8+<text:span text:style-name="T8">9</text:span>) </text:p>
          </table:table-cell>
        </table:table-row>
        <table:table-row>
          <table:table-cell table:style-name="Table3.A1" office:value-type="string">
            <text:p text:style-name="Table_20_Heading"><text:a xlink:type="simple" xlink:href="http://www.dandwiki.com/wiki/SRD:Reading_Creature_Entries#Full_Attack">Full Attack</text:a>: </text:p>
          </table:table-cell>
          <table:table-cell table:style-name="Table3.A1" office:value-type="string">
            <text:p text:style-name="Table_20_Contents">2 slams +1<text:span text:style-name="T8">4</text:span> melee (2d8+<text:span text:style-name="T8">9</text:span>) </text:p>
          </table:table-cell>
        </table:table-row>
        <table:table-row>
          <table:table-cell table:style-name="Table3.A1" office:value-type="string">
            <text:p text:style-name="Table_20_Heading"><text:a xlink:type="simple" xlink:href="http://www.dandwiki.com/wiki/SRD:Reading_Creature_Entries#Space.2FReach">Space/Reach</text:a>: </text:p>
          </table:table-cell>
          <table:table-cell table:style-name="Table3.A1" office:value-type="string">
            <text:p text:style-name="Table_20_Contents">10 ft./10 ft. </text:p>
          </table:table-cell>
        </table:table-row>
        <table:table-row>
          <table:table-cell table:style-name="Table3.A1" office:value-type="string">
            <text:p text:style-name="Table_20_Heading"><text:a xlink:type="simple" xlink:href="http://www.dandwiki.com/wiki/SRD:Reading_Creature_Entries#Special_Attacks_and_Special_Qualities">Special Attacks</text:a>: </text:p>
          </table:table-cell>
          <table:table-cell table:style-name="Table3.A1" office:value-type="string">
            <text:p text:style-name="Table_20_Contents">Earth mastery, push </text:p>
          </table:table-cell>
        </table:table-row>
        <table:table-row>
          <table:table-cell table:style-name="Table3.A1" office:value-type="string">
            <text:p text:style-name="Table_20_Heading"><text:a xlink:type="simple" xlink:href="http://www.dandwiki.com/wiki/SRD:Reading_Creature_Entries#Special_Attacks_and_Special_Qualities">Special Qualities</text:a>: </text:p>
          </table:table-cell>
          <table:table-cell table:style-name="Table3.A1" office:value-type="string">
            <text:p text:style-name="Table_20_Contents"><text:a xlink:type="simple" xlink:href="http://www.dandwiki.com/wiki/SRD:Damage_Reduction">Damage reduction</text:a> 5/–, earth glide, <text:a xlink:type="simple" xlink:href="http://www.dandwiki.com/wiki/SRD:Darkvision">darkvision</text:a> 60 ft., <text:a xlink:type="simple" xlink:href="http://www.dandwiki.com/wiki/SRD:Elemental_Type">elemental traits</text:a> </text:p>
          </table:table-cell>
        </table:table-row>
        <table:table-row>
          <table:table-cell table:style-name="Table3.A1" office:value-type="string">
            <text:p text:style-name="Table_20_Heading"><text:a xlink:type="simple" xlink:href="http://www.dandwiki.com/wiki/SRD:Reading_Creature_Entries#Saves">Saves</text:a>: </text:p>
          </table:table-cell>
          <table:table-cell table:style-name="Table3.A1" office:value-type="string">
            <text:p text:style-name="Table_20_Contents">Fort +1<text:span text:style-name="T8">2</text:span>, Ref +1, Will +2 </text:p>
          </table:table-cell>
        </table:table-row>
        <table:table-row>
          <table:table-cell table:style-name="Table3.A1" office:value-type="string">
            <text:p text:style-name="Table_20_Heading"><text:a xlink:type="simple" xlink:href="http://www.dandwiki.com/wiki/SRD:Reading_Creature_Entries#Abilities">Abilities</text:a>: </text:p>
          </table:table-cell>
          <table:table-cell table:style-name="Table3.A1" office:value-type="string">
            <text:p text:style-name="Table_20_Contents"><text:a xlink:type="simple" xlink:href="http://www.dandwiki.com/wiki/SRD:Strength">Str</text:a> 2<text:span text:style-name="T8">9</text:span>, <text:a xlink:type="simple" xlink:href="http://www.dandwiki.com/wiki/SRD:Dexterity">Dex</text:a> 8, <text:a xlink:type="simple" xlink:href="http://www.dandwiki.com/wiki/SRD:Constitution">Con</text:a> <text:span text:style-name="T8">23</text:span>, <text:a xlink:type="simple" xlink:href="http://www.dandwiki.com/wiki/SRD:Intelligence">Int</text:a> 6, <text:a xlink:type="simple" xlink:href="http://www.dandwiki.com/wiki/SRD:Wisdom">Wis</text:a> 11, <text:a xlink:type="simple" xlink:href="http://www.dandwiki.com/wiki/SRD:Charisma">Cha</text:a> 11 </text:p>
          </table:table-cell>
        </table:table-row>
        <table:table-row>
          <table:table-cell table:style-name="Table3.A1" office:value-type="string">
            <text:p text:style-name="Table_20_Heading"><text:a xlink:type="simple" xlink:href="http://www.dandwiki.com/wiki/SRD:Reading_Creature_Entries#Skills">Skills</text:a>: </text:p>
          </table:table-cell>
          <table:table-cell table:style-name="Table3.A1" office:value-type="string">
            <text:p text:style-name="Table_20_Contents"><text:a xlink:type="simple" xlink:href="http://www.dandwiki.com/wiki/SRD:Listen_Skill">Listen</text:a> +6, <text:a xlink:type="simple" xlink:href="http://www.dandwiki.com/wiki/SRD:Spot_Skill">Spot</text:a> +5 </text:p>
          </table:table-cell>
        </table:table-row>
        <table:table-row>
          <table:table-cell table:style-name="Table3.A1" office:value-type="string">
            <text:p text:style-name="Table_20_Heading"><text:a xlink:type="simple" xlink:href="http://www.dandwiki.com/wiki/SRD:Reading_Creature_Entries#Feats">Feats</text:a>: </text:p>
          </table:table-cell>
          <table:table-cell table:style-name="Table3.A1" office:value-type="string">
            <text:p text:style-name="Table_20_Contents"><text:a xlink:type="simple" xlink:href="http://www.dandwiki.com/wiki/SRD:Cleave">Cleave</text:a>, Great <text:a xlink:type="simple" xlink:href="http://www.dandwiki.com/wiki/SRD:Cleave">Cleave</text:a>, <text:a xlink:type="simple" xlink:href="http://www.dandwiki.com/wiki/SRD:Power_Attack">Power Attack</text:a> </text:p>
          </table:table-cell>
        </table:table-row>
        <table:table-row>
          <table:table-cell table:style-name="Table3.A1" office:value-type="string">
            <text:p text:style-name="Table_20_Heading"><text:a xlink:type="simple" xlink:href="http://www.dandwiki.com/wiki/SRD:Reading_Creature_Entries#Environment">Environment</text:a>: </text:p>
          </table:table-cell>
          <table:table-cell table:style-name="Table3.A1" office:value-type="string">
            <text:p text:style-name="Table_20_Contents"><text:a xlink:type="simple" xlink:href="http://www.dandwiki.com/wiki/SRD:Elemental_Plane_of_Earth">Elemental Plane of Earth</text:a> </text:p>
          </table:table-cell>
        </table:table-row>
        <table:table-row>
          <table:table-cell table:style-name="Table3.A1" office:value-type="string">
            <text:p text:style-name="Table_20_Heading"><text:a xlink:type="simple" xlink:href="http://www.dandwiki.com/wiki/SRD:Reading_Creature_Entries#Organization">Organization</text:a>: </text:p>
          </table:table-cell>
          <table:table-cell table:style-name="Table3.A1" office:value-type="string">
            <text:p text:style-name="Table_20_Contents">Solitary </text:p>
          </table:table-cell>
        </table:table-row>
        <table:table-row>
          <table:table-cell table:style-name="Table3.A1" office:value-type="string">
            <text:p text:style-name="Table_20_Heading"><text:a xlink:type="simple" xlink:href="http://www.dandwiki.com/wiki/SRD:Reading_Creature_Entries#Challenge_Rating">Challenge Rating</text:a>: </text:p>
          </table:table-cell>
          <table:table-cell table:style-name="Table3.A1" office:value-type="string">
            <text:p text:style-name="Table_20_Contents">5 </text:p>
          </table:table-cell>
        </table:table-row>
        <table:table-row>
          <table:table-cell table:style-name="Table3.A1" office:value-type="string">
            <text:p text:style-name="Table_20_Heading"><text:a xlink:type="simple" xlink:href="http://www.dandwiki.com/wiki/SRD:Reading_Creature_Entries#Treasure">Treasure</text:a>: </text:p>
          </table:table-cell>
          <table:table-cell table:style-name="Table3.A1" office:value-type="string">
            <text:p text:style-name="Table_20_Contents">None </text:p>
          </table:table-cell>
        </table:table-row>
        <table:table-row>
          <table:table-cell table:style-name="Table3.A1" office:value-type="string">
            <text:p text:style-name="Table_20_Heading"><text:a xlink:type="simple" xlink:href="http://www.dandwiki.com/wiki/SRD:Reading_Creature_Entries#Alignment">Alignment</text:a>: </text:p>
          </table:table-cell>
          <table:table-cell table:style-name="Table3.A1" office:value-type="string">
            <text:p text:style-name="Table_20_Contents"><text:a xlink:type="simple" xlink:href="http://www.dandwiki.com/wiki/SRD:Neutral">Usually neutral</text:a> </text:p>
          </table:table-cell>
        </table:table-row>
        <table:table-row>
          <table:table-cell table:style-name="Table3.A1" office:value-type="string">
            <text:p text:style-name="Table_20_Heading"><text:a xlink:type="simple" xlink:href="http://www.dandwiki.com/wiki/SRD:Reading_Creature_Entries#Advancement">Advancement</text:a>: </text:p>
          </table:table-cell>
          <table:table-cell table:style-name="Table3.A1" office:value-type="string">
            <text:p text:style-name="Table_20_Contents">9–15 <text:a xlink:type="simple" xlink:href="http://www.dandwiki.com/wiki/SRD:Hit_Dice">HD</text:a> (Large) </text:p>
          </table:table-cell>
        </table:table-row>
        <table:table-row>
          <table:table-cell table:style-name="Table3.A1" office:value-type="string">
            <text:p text:style-name="Table_20_Heading"><text:a xlink:type="simple" xlink:href="http://www.dandwiki.com/wiki/SRD:Reading_Creature_Entries#Level_Adjustment">Level Adjustment</text:a>: </text:p>
          </table:table-cell>
          <table:table-cell table:style-name="Table3.A1" office:value-type="string">
            <text:p text:style-name="Table_20_Contents">— </text:p>
          </table:table-cell>
        </table:table-row>
      </table:table>
      <text:p text:style-name="Text_20_body"><text:line-break/>When summoned to the <text:a xlink:type="simple" xlink:href="http://www.dandwiki.com/wiki/SRD:Material_Plane">Material Plane</text:a>, an earth <text:a xlink:type="simple" xlink:href="http://www.dandwiki.com/wiki/SRD:Elemental_Type">elemental</text:a> consists of whatever types of dirt, stones, precious metals, and gems it was conjured from. </text:p>
      <text:p text:style-name="Text_20_body">Earth <text:a xlink:type="simple" xlink:href="http://www.dandwiki.com/wiki/SRD:Elemental_Type">elementals</text:a> speak Terran but rarely choose to do so. </text:p>
      <text:h text:style-name="Heading_20_3" text:outline-level="3"><text:bookmark text:name="COMBAT2"/>COMBAT</text:h>
      <text:p text:style-name="Text_20_body"/>
      <text:p text:style-name="Text_20_body"><text:span text:style-name="T2">Earth Mastery (</text:span><text:a xlink:type="simple" xlink:href="http://www.dandwiki.com/wiki/SRD:Ex"><text:span text:style-name="T2">Ex</text:span></text:a><text:span text:style-name="T2">):</text:span> An earth <text:a xlink:type="simple" xlink:href="http://www.dandwiki.com/wiki/SRD:Elemental_Type">elemental</text:a> gains a +1 bonus on attack and <text:a xlink:type="simple" xlink:href="http://www.dandwiki.com/wiki/SRD:Attack_Damage">damage rolls</text:a> if both it and its foe are touching the ground. If an opponent is airborne or waterborne, the <text:a xlink:type="simple" xlink:href="http://www.dandwiki.com/wiki/SRD:Elemental_Type">elemental</text:a> takes a –4 penalty on attack and <text:a xlink:type="simple" xlink:href="http://www.dandwiki.com/wiki/SRD:Attack_Damage">damage rolls</text:a>. (These modifiers are not included in the statistics block.) </text:p>
      <text:p text:style-name="Text_20_body"><text:span text:style-name="T2">Push (</text:span><text:a xlink:type="simple" xlink:href="http://www.dandwiki.com/wiki/SRD:Ex"><text:span text:style-name="T2">Ex</text:span></text:a><text:span text:style-name="T2">):</text:span> An earth <text:a xlink:type="simple" xlink:href="http://www.dandwiki.com/wiki/SRD:Elemental_Type">elemental</text:a> can start a bull rush maneuver without provoking an <text:a xlink:type="simple" xlink:href="http://www.dandwiki.com/wiki/SRD:Attacks_of_Opportunity">attack of opportunity</text:a>. The combat modifiers given in Earth Mastery, above, also apply to the <text:a xlink:type="simple" xlink:href="http://www.dandwiki.com/wiki/SRD:Elemental_Type">elemental</text:a>’s opposed <text:a xlink:type="simple" xlink:href="http://www.dandwiki.com/wiki/SRD:Strength">Strength</text:a> checks. </text:p>
      <text:p text:style-name="Text_20_body"><text:span text:style-name="T2">Earth Glide (</text:span><text:a xlink:type="simple" xlink:href="http://www.dandwiki.com/wiki/SRD:Ex"><text:span text:style-name="T2">Ex</text:span></text:a><text:span text:style-name="T2">):</text:span> An earth <text:a xlink:type="simple" xlink:href="http://www.dandwiki.com/wiki/SRD:Elemental_Type">elemental</text:a> can glide through stone, dirt, or almost any other sort of earth except metal as easily as a fish swims through water. Its burrowing leaves behind no tunnel or hole, nor does it create any ripple or other signs of its presence. A <text:a xlink:type="simple" xlink:href="http://www.dandwiki.com/wiki/SRD:Move_Earth"><text:span text:style-name="T4">move earth</text:span></text:a> spell cast on an area containing a burrowing earth <text:a xlink:type="simple" xlink:href="http://www.dandwiki.com/wiki/SRD:Elemental_Type">elemental</text:a> flings the <text:a xlink:type="simple" xlink:href="http://www.dandwiki.com/wiki/SRD:Elemental_Type">elemental</text:a> back 30 feet, stunning the creature for 1 <text:a xlink:type="simple" xlink:href="http://www.dandwiki.com/wiki/SRD:Round">round</text:a> unless it succeeds on a <text:a xlink:type="simple" xlink:href="http://www.dandwiki.com/wiki/SRD:DC">DC</text:a> 15 <text:a xlink:type="simple" xlink:href="http://www.dandwiki.com/wiki/SRD:Saving_Throw">Fortitude save</text:a>. </text:p>
      <text:p text:style-name="P10"/>
      <text:h text:style-name="P15" text:outline-level="1">Animal companion – link, share spell</text:h>
      <text:h text:style-name="P15" text:outline-level="1"><text:bookmark text:name="BEAR.2C_BROWN"/>BEAR, BROWN</text:h>
      <table:table table:name="Table1" table:style-name="Table1">
        <table:table-column table:style-name="Table1.A"/>
        <table:table-column table:style-name="Table1.B"/>
        <table:table-row>
          <table:table-cell table:style-name="Table1.A1" office:value-type="string">
            <text:p text:style-name="Table_20_Heading"><text:a xlink:type="simple" xlink:href="http://www.dandwiki.com/wiki/SRD:Reading_Creature_Entries#Size_and_Type">Size/Type</text:a>: </text:p>
          </table:table-cell>
          <table:table-cell table:style-name="Table1.A1" office:value-type="string">
            <text:p text:style-name="Table_20_Contents">Large <text:a xlink:type="simple" xlink:href="http://www.dandwiki.com/wiki/SRD:Animal_Type">Animal</text:a> </text:p>
          </table:table-cell>
        </table:table-row>
        <table:table-row>
          <table:table-cell table:style-name="Table1.A1" office:value-type="string">
            <text:p text:style-name="Table_20_Heading"><text:a xlink:type="simple" xlink:href="http://www.dandwiki.com/wiki/SRD:Reading_Creature_Entries#Hit_Dice">Hit Dice</text:a>: </text:p>
          </table:table-cell>
          <table:table-cell table:style-name="Table1.A1" office:value-type="string">
            <text:p text:style-name="Table_20_Contents">6d8+24 (51 hp) </text:p>
          </table:table-cell>
        </table:table-row>
        <table:table-row>
          <table:table-cell table:style-name="Table1.A1" office:value-type="string">
            <text:p text:style-name="Table_20_Heading"><text:a xlink:type="simple" xlink:href="http://www.dandwiki.com/wiki/SRD:Reading_Creature_Entries#Initiative">Initiative</text:a>: </text:p>
          </table:table-cell>
          <table:table-cell table:style-name="Table1.A1" office:value-type="string">
            <text:p text:style-name="Table_20_Contents">+1 </text:p>
          </table:table-cell>
        </table:table-row>
        <table:table-row>
          <table:table-cell table:style-name="Table1.A1" office:value-type="string">
            <text:p text:style-name="Table_20_Heading"><text:a xlink:type="simple" xlink:href="http://www.dandwiki.com/wiki/SRD:Reading_Creature_Entries#Speed">Speed</text:a>: </text:p>
          </table:table-cell>
          <table:table-cell table:style-name="Table1.A1" office:value-type="string">
            <text:p text:style-name="Table_20_Contents">40 ft. (8 squares) </text:p>
          </table:table-cell>
        </table:table-row>
        <table:table-row>
          <table:table-cell table:style-name="Table1.A1" office:value-type="string">
            <text:p text:style-name="Table_20_Heading"><text:a xlink:type="simple" xlink:href="http://www.dandwiki.com/wiki/SRD:Reading_Creature_Entries#Armor_Class">Armor Class</text:a>: </text:p>
          </table:table-cell>
          <table:table-cell table:style-name="Table1.A1" office:value-type="string">
            <text:p text:style-name="Table_20_Contents">15 (–1 size, +1 <text:a xlink:type="simple" xlink:href="http://www.dandwiki.com/wiki/SRD:Dexterity">Dex</text:a>, +5 natural), touch 10, <text:a xlink:type="simple" xlink:href="http://www.dandwiki.com/wiki/SRD:Flat-Footed">flat-footed</text:a> 14 </text:p>
          </table:table-cell>
        </table:table-row>
        <table:table-row>
          <table:table-cell table:style-name="Table1.A1" office:value-type="string">
            <text:p text:style-name="Table_20_Heading"><text:a xlink:type="simple" xlink:href="http://www.dandwiki.com/wiki/SRD:Reading_Creature_Entries#Base_Attack.2FGrapple">Base Attack/Grapple</text:a>: </text:p>
          </table:table-cell>
          <table:table-cell table:style-name="Table1.A1" office:value-type="string">
            <text:p text:style-name="Table_20_Contents">+4/+16 </text:p>
          </table:table-cell>
        </table:table-row>
        <table:table-row>
          <table:table-cell table:style-name="Table1.A1" office:value-type="string">
            <text:p text:style-name="Table_20_Heading"><text:a xlink:type="simple" xlink:href="http://www.dandwiki.com/wiki/SRD:Reading_Creature_Entries#Attack">Attack</text:a>: </text:p>
          </table:table-cell>
          <table:table-cell table:style-name="Table1.A1" office:value-type="string">
            <text:p text:style-name="Table_20_Contents">Claw +11 melee (1d8+8) </text:p>
          </table:table-cell>
        </table:table-row>
        <table:table-row>
          <table:table-cell table:style-name="Table1.A1" office:value-type="string">
            <text:p text:style-name="Table_20_Heading"><text:a xlink:type="simple" xlink:href="http://www.dandwiki.com/wiki/SRD:Reading_Creature_Entries#Full_Attack">Full Attack</text:a>: </text:p>
          </table:table-cell>
          <table:table-cell table:style-name="Table1.A1" office:value-type="string">
            <text:p text:style-name="Table_20_Contents">2 claws +11 melee (1d8+8) and bite +6 melee (2d6+4) </text:p>
          </table:table-cell>
        </table:table-row>
        <table:table-row>
          <table:table-cell table:style-name="Table1.A1" office:value-type="string">
            <text:p text:style-name="Table_20_Heading"><text:a xlink:type="simple" xlink:href="http://www.dandwiki.com/wiki/SRD:Reading_Creature_Entries#Space.2FReach">Space/Reach</text:a>: </text:p>
          </table:table-cell>
          <table:table-cell table:style-name="Table1.A1" office:value-type="string">
            <text:p text:style-name="Table_20_Contents">10 ft./5 ft. </text:p>
          </table:table-cell>
        </table:table-row>
        <table:table-row>
          <table:table-cell table:style-name="Table1.A1" office:value-type="string">
            <text:p text:style-name="Table_20_Heading"><text:a xlink:type="simple" xlink:href="http://www.dandwiki.com/wiki/SRD:Reading_Creature_Entries#Special_Attacks_and_Special_Qualities">Special Attacks</text:a>: </text:p>
          </table:table-cell>
          <table:table-cell table:style-name="Table1.A1" office:value-type="string">
            <text:p text:style-name="Table_20_Contents"><text:a xlink:type="simple" xlink:href="http://www.dandwiki.com/wiki/SRD:Improved_Grab">Improved grab</text:a> </text:p>
          </table:table-cell>
        </table:table-row>
        <table:table-row>
          <table:table-cell table:style-name="Table1.A1" office:value-type="string">
            <text:p text:style-name="Table_20_Heading"><text:a xlink:type="simple" xlink:href="http://www.dandwiki.com/wiki/SRD:Reading_Creature_Entries#Special_Attacks_and_Special_Qualities">Special Qualities</text:a>: </text:p>
          </table:table-cell>
          <table:table-cell table:style-name="Table1.A1" office:value-type="string">
            <text:p text:style-name="Table_20_Contents"><text:a xlink:type="simple" xlink:href="http://www.dandwiki.com/wiki/SRD:Low-Light_Vision">Low-light vision</text:a>, <text:a xlink:type="simple" xlink:href="http://www.dandwiki.com/wiki/SRD:Scent">scent</text:a> </text:p>
          </table:table-cell>
        </table:table-row>
        <table:table-row>
          <table:table-cell table:style-name="Table1.A1" office:value-type="string">
            <text:p text:style-name="Table_20_Heading"><text:a xlink:type="simple" xlink:href="http://www.dandwiki.com/wiki/SRD:Reading_Creature_Entries#Saves">Saves</text:a>: </text:p>
          </table:table-cell>
          <table:table-cell table:style-name="Table1.A1" office:value-type="string">
            <text:p text:style-name="Table_20_Contents">Fort +9, Ref +6, Will +3 </text:p>
          </table:table-cell>
        </table:table-row>
        <table:table-row>
          <table:table-cell table:style-name="Table1.A1" office:value-type="string">
            <text:p text:style-name="Table_20_Heading"><text:a xlink:type="simple" xlink:href="http://www.dandwiki.com/wiki/SRD:Reading_Creature_Entries#Abilities">Abilities</text:a>: </text:p>
          </table:table-cell>
          <table:table-cell table:style-name="Table1.A1" office:value-type="string">
            <text:p text:style-name="Table_20_Contents"><text:a xlink:type="simple" xlink:href="http://www.dandwiki.com/wiki/SRD:Strength">Str</text:a> 27, <text:a xlink:type="simple" xlink:href="http://www.dandwiki.com/wiki/SRD:Dexterity">Dex</text:a> 13, <text:a xlink:type="simple" xlink:href="http://www.dandwiki.com/wiki/SRD:Constitution">Con</text:a> 19, <text:a xlink:type="simple" xlink:href="http://www.dandwiki.com/wiki/SRD:Intelligence">Int</text:a> 2, <text:a xlink:type="simple" xlink:href="http://www.dandwiki.com/wiki/SRD:Wisdom">Wis</text:a> 12, <text:a xlink:type="simple" xlink:href="http://www.dandwiki.com/wiki/SRD:Charisma">Cha</text:a> 6 </text:p>
          </table:table-cell>
        </table:table-row>
        <table:table-row>
          <table:table-cell table:style-name="Table1.A1" office:value-type="string">
            <text:p text:style-name="Table_20_Heading"><text:a xlink:type="simple" xlink:href="http://www.dandwiki.com/wiki/SRD:Reading_Creature_Entries#Skills">Skills</text:a>: </text:p>
          </table:table-cell>
          <table:table-cell table:style-name="Table1.A1" office:value-type="string">
            <text:p text:style-name="Table_20_Contents"><text:a xlink:type="simple" xlink:href="http://www.dandwiki.com/wiki/SRD:Listen_Skill">Listen</text:a> +4, <text:a xlink:type="simple" xlink:href="http://www.dandwiki.com/wiki/SRD:Spot_Skill">Spot</text:a> +7, <text:a xlink:type="simple" xlink:href="http://www.dandwiki.com/wiki/SRD:Swim_Skill">Swim</text:a> +12 </text:p>
          </table:table-cell>
        </table:table-row>
        <table:table-row>
          <table:table-cell table:style-name="Table1.A1" office:value-type="string">
            <text:p text:style-name="Table_20_Heading"><text:a xlink:type="simple" xlink:href="http://www.dandwiki.com/wiki/SRD:Reading_Creature_Entries#Feats">Feats</text:a>: </text:p>
          </table:table-cell>
          <table:table-cell table:style-name="Table1.A1" office:value-type="string">
            <text:p text:style-name="Table_20_Contents"><text:a xlink:type="simple" xlink:href="http://www.dandwiki.com/wiki/SRD:Endurance">Endurance</text:a>, <text:a xlink:type="simple" xlink:href="http://www.dandwiki.com/wiki/SRD:Run">Run</text:a>, <text:a xlink:type="simple" xlink:href="http://www.dandwiki.com/wiki/SRD:Track">Track</text:a> </text:p>
          </table:table-cell>
        </table:table-row>
        <table:table-row>
          <table:table-cell table:style-name="Table1.A1" office:value-type="string">
            <text:p text:style-name="Table_20_Heading"><text:a xlink:type="simple" xlink:href="http://www.dandwiki.com/wiki/SRD:Reading_Creature_Entries#Environment">Environment</text:a>: </text:p>
          </table:table-cell>
          <table:table-cell table:style-name="Table1.A1" office:value-type="string">
            <text:p text:style-name="Table_20_Contents">Cold forests </text:p>
          </table:table-cell>
        </table:table-row>
        <table:table-row>
          <table:table-cell table:style-name="Table1.A1" office:value-type="string">
            <text:p text:style-name="Table_20_Heading"><text:a xlink:type="simple" xlink:href="http://www.dandwiki.com/wiki/SRD:Reading_Creature_Entries#Organization">Organization</text:a>: </text:p>
          </table:table-cell>
          <table:table-cell table:style-name="Table1.A1" office:value-type="string">
            <text:p text:style-name="Table_20_Contents">Solitary or pair </text:p>
          </table:table-cell>
        </table:table-row>
        <table:table-row>
          <table:table-cell table:style-name="Table1.A1" office:value-type="string">
            <text:p text:style-name="Table_20_Heading"><text:a xlink:type="simple" xlink:href="http://www.dandwiki.com/wiki/SRD:Reading_Creature_Entries#Challenge_Rating">Challenge Rating</text:a>: </text:p>
          </table:table-cell>
          <table:table-cell table:style-name="Table1.A1" office:value-type="string">
            <text:p text:style-name="Table_20_Contents">4 </text:p>
          </table:table-cell>
        </table:table-row>
        <table:table-row>
          <table:table-cell table:style-name="Table1.A1" office:value-type="string">
            <text:p text:style-name="Table_20_Heading"><text:a xlink:type="simple" xlink:href="http://www.dandwiki.com/wiki/SRD:Reading_Creature_Entries#Treasure">Treasure</text:a>: </text:p>
          </table:table-cell>
          <table:table-cell table:style-name="Table1.A1" office:value-type="string">
            <text:p text:style-name="Table_20_Contents">None </text:p>
          </table:table-cell>
        </table:table-row>
        <table:table-row>
          <table:table-cell table:style-name="Table1.A1" office:value-type="string">
            <text:p text:style-name="Table_20_Heading"><text:a xlink:type="simple" xlink:href="http://www.dandwiki.com/wiki/SRD:Reading_Creature_Entries#Alignment">Alignment</text:a>: </text:p>
          </table:table-cell>
          <table:table-cell table:style-name="Table1.A1" office:value-type="string">
            <text:p text:style-name="Table_20_Contents"><text:a xlink:type="simple" xlink:href="http://www.dandwiki.com/wiki/SRD:Neutral">Always neutral</text:a> </text:p>
          </table:table-cell>
        </table:table-row>
        <table:table-row>
          <table:table-cell table:style-name="Table1.A1" office:value-type="string">
            <text:p text:style-name="Table_20_Heading"><text:a xlink:type="simple" xlink:href="http://www.dandwiki.com/wiki/SRD:Reading_Creature_Entries#Advancement">Advancement</text:a>: </text:p>
          </table:table-cell>
          <table:table-cell table:style-name="Table1.A1" office:value-type="string">
            <text:p text:style-name="Table_20_Contents">7–10 <text:a xlink:type="simple" xlink:href="http://www.dandwiki.com/wiki/SRD:Hit_Dice">HD</text:a> (Large) </text:p>
          </table:table-cell>
        </table:table-row>
        <table:table-row>
          <table:table-cell table:style-name="Table1.A1" office:value-type="string">
            <text:p text:style-name="Table_20_Heading"><text:a xlink:type="simple" xlink:href="http://www.dandwiki.com/wiki/SRD:Reading_Creature_Entries#Level_Adjustment">Level Adjustment</text:a>: </text:p>
          </table:table-cell>
          <table:table-cell table:style-name="Table1.A1" office:value-type="string">
            <text:p text:style-name="Table_20_Contents">— </text:p>
          </table:table-cell>
        </table:table-row>
      </table:table>
      <text:p text:style-name="Text_20_body">These massive carnivores weigh more than 1,800 pounds and stand nearly 9 feet tall when they rear up on their hind legs. They are bad-tempered and territorial. The brown bear’s statistics can be used for almost any big bear, including the grizzly. </text:p>
      <text:h text:style-name="Heading_20_3" text:outline-level="3"><text:bookmark text:name="COMBAT"/>COMBAT</text:h>
      <text:p text:style-name="Text_20_body">A brown bear attacks mainly by tearing at opponents with its claws. </text:p>
      <text:p text:style-name="Text_20_body"><text:a xlink:type="simple" xlink:href="http://www.dandwiki.com/wiki/SRD:Improved_Grab"><text:span text:style-name="T2">Improved Grab</text:span></text:a><text:span text:style-name="T2"> (</text:span><text:a xlink:type="simple" xlink:href="http://www.dandwiki.com/wiki/SRD:Ex"><text:span text:style-name="T2">Ex</text:span></text:a><text:span text:style-name="T2">):</text:span> To use this ability, a brown bear must hit with a claw attack. It can then attempt to start a <text:a xlink:type="simple" xlink:href="http://www.dandwiki.com/wiki/SRD:Grapple">grapple</text:a> as a <text:a xlink:type="simple" xlink:href="http://www.dandwiki.com/wiki/SRD:Free_Actions">free action</text:a> without provoking an <text:a xlink:type="simple" xlink:href="http://www.dandwiki.com/wiki/SRD:Attacks_of_Opportunity">attack of opportunity</text:a>. </text:p>
      <text:p text:style-name="Text_20_body"><text:a xlink:type="simple" xlink:href="http://www.dandwiki.com/wiki/SRD:Skills_%28Creature_Statistic%29"><text:span text:style-name="T2">Skills:</text:span></text:a> A brown bear has a +4 racial bonus on <text:a xlink:type="simple" xlink:href="http://www.dandwiki.com/wiki/SRD:Swim_Skill">Swim</text:a> checks.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20:20:30</meta:creation-date>
    <dc:date>2011-10-22T05:31:20</dc:date>
    <meta:editing-duration>PT02H19M46S</meta:editing-duration>
    <meta:editing-cycles>4</meta:editing-cycles>
    <meta:generator>OpenOffice.org/3.2$Linux OpenOffice.org_project/320m19$Build-9505</meta:generator>
    <meta:document-statistic meta:table-count="10" meta:image-count="0" meta:object-count="0" meta:page-count="10" meta:paragraph-count="508" meta:word-count="2539" meta:character-count="15217"/>
  </office:meta>
</office:document-meta>
</file>